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00000000CF73E1439B139099FF.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Roboto Mono" svg:font-family="'Roboto Mono'"/>
    <style:font-face style:name="Roboto mono" svg:font-family="'Roboto mono'"/>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7640a7" officeooo:paragraph-rsid="007640a7"/>
    </style:style>
    <style:style style:name="P2" style:family="paragraph" style:parent-style-name="Contents_20_1">
      <style:paragraph-properties>
        <style:tab-stops>
          <style:tab-stop style:position="16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paragraph-properties fo:text-align="center" style:justify-single-word="false"/>
      <style:text-properties style:font-name="Roboto Mono"/>
    </style:style>
    <style:style style:name="P5" style:family="paragraph" style:parent-style-name="Text_20_body">
      <style:paragraph-properties fo:text-align="center" style:justify-single-word="false"/>
      <style:text-properties style:font-name="Roboto Mono" fo:font-weight="bold" style:font-weight-asian="bold" style:font-weight-complex="bold"/>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5.501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Heading_20_1">
      <style:text-properties style:use-window-font-color="true" loext:opacity="0%" style:font-name="Roboto Mono" fo:language="pt" fo:country="BR" officeooo:rsid="002ad046" officeooo:paragraph-rsid="002ef88f"/>
    </style:style>
    <style:style style:name="P10" style:family="paragraph" style:parent-style-name="Heading_20_1">
      <style:text-properties style:font-name="Roboto Mono"/>
    </style:style>
    <style:style style:name="P11" style:family="paragraph" style:parent-style-name="Heading_20_1">
      <style:text-properties style:font-name="Roboto Mono" officeooo:rsid="0016ad64" officeooo:paragraph-rsid="0017e4b9"/>
    </style:style>
    <style:style style:name="P12" style:family="paragraph" style:parent-style-name="Heading_20_1">
      <style:text-properties style:font-name="Roboto Mono" officeooo:rsid="001ad6c5" officeooo:paragraph-rsid="001ad6c5"/>
    </style:style>
    <style:style style:name="P13" style:family="paragraph" style:parent-style-name="Heading_20_1">
      <style:text-properties style:font-name="Roboto Mono" officeooo:rsid="002ef88f" officeooo:paragraph-rsid="002ef88f"/>
    </style:style>
    <style:style style:name="P14" style:family="paragraph" style:parent-style-name="Heading_20_1">
      <style:text-properties style:font-name="Roboto Mono" officeooo:paragraph-rsid="00357bdd"/>
    </style:style>
    <style:style style:name="P15" style:family="paragraph" style:parent-style-name="Heading_20_1">
      <style:paragraph-properties fo:break-before="page"/>
      <style:text-properties style:font-name="Roboto Mono" officeooo:rsid="0016ad64" officeooo:paragraph-rsid="0016ad64"/>
    </style:style>
    <style:style style:name="P16" style:family="paragraph" style:parent-style-name="Heading_20_1">
      <style:paragraph-properties fo:break-before="page"/>
      <style:text-properties style:font-name="Roboto Mono" officeooo:rsid="00249af0" officeooo:paragraph-rsid="00249af0"/>
    </style:style>
    <style:style style:name="P17" style:family="paragraph" style:parent-style-name="Heading_20_1">
      <style:paragraph-properties fo:break-before="page"/>
      <style:text-properties style:font-name="Roboto Mono" officeooo:rsid="003a2dea" officeooo:paragraph-rsid="003a2dea"/>
    </style:style>
    <style:style style:name="P18" style:family="paragraph" style:parent-style-name="Heading_20_1">
      <style:paragraph-properties fo:break-before="page"/>
      <style:text-properties style:font-name="Roboto Mono" officeooo:rsid="0054361d" officeooo:paragraph-rsid="0054361d"/>
    </style:style>
    <style:style style:name="P19" style:family="paragraph" style:parent-style-name="Heading_20_1">
      <style:paragraph-properties fo:break-before="page"/>
      <style:text-properties style:font-name="Roboto Mono" officeooo:rsid="0075a58e" officeooo:paragraph-rsid="0075a58e"/>
    </style:style>
    <style:style style:name="P20" style:family="paragraph" style:parent-style-name="Heading_20_2">
      <style:text-properties style:font-name="Roboto Mono"/>
    </style:style>
    <style:style style:name="P21" style:family="paragraph" style:parent-style-name="Heading_20_2">
      <style:text-properties style:font-name="Roboto Mono" officeooo:rsid="003a55a3" officeooo:paragraph-rsid="003a55a3"/>
    </style:style>
    <style:style style:name="P22" style:family="paragraph" style:parent-style-name="Text_20_body" style:list-style-name="">
      <style:paragraph-properties fo:text-align="center" style:justify-single-word="false"/>
      <style:text-properties style:font-name="Roboto Mono" fo:font-weight="normal" officeooo:rsid="0018142c" officeooo:paragraph-rsid="0018142c" style:font-weight-asian="normal" style:font-weight-complex="normal"/>
    </style:style>
    <style:style style:name="P23" style:family="paragraph" style:parent-style-name="Text_20_body" style:list-style-name="">
      <style:text-properties style:font-name="Roboto mono" officeooo:paragraph-rsid="0016ad64"/>
    </style:style>
    <style:style style:name="P24" style:family="paragraph" style:parent-style-name="Text_20_body" style:list-style-name="L1">
      <style:paragraph-properties fo:text-align="start" style:justify-single-word="false"/>
      <style:text-properties fo:color="#c9211e" loext:opacity="100%" style:font-name="Roboto Mono" fo:font-style="normal" fo:font-weight="bold" officeooo:rsid="0016ad64" officeooo:paragraph-rsid="0016ad64" fo:background-color="#ffff00" style:font-style-asian="normal" style:font-weight-asian="bold" style:font-style-complex="normal" style:font-weight-complex="bold"/>
    </style:style>
    <style:style style:name="P25" style:family="paragraph" style:parent-style-name="Text_20_body">
      <style:paragraph-properties fo:text-align="start" style:justify-single-word="false"/>
      <style:text-properties fo:color="#c9211e" loext:opacity="100%" style:font-name="Roboto Mono" fo:font-style="normal" fo:font-weight="bold" officeooo:rsid="0016ad64" officeooo:paragraph-rsid="0016ad64" fo:background-color="#ffff00" style:font-style-asian="normal" style:font-weight-asian="bold" style:font-style-complex="normal" style:font-weight-complex="bold"/>
    </style:style>
    <style:style style:name="P26" style:family="paragraph" style:parent-style-name="Text_20_body">
      <style:paragraph-properties fo:text-align="start" style:justify-single-word="false"/>
      <style:text-properties style:use-window-font-color="true" loext:opacity="0%" style:font-name="Roboto Mono" fo:font-style="italic" fo:font-weight="bold" officeooo:rsid="0016ad64" officeooo:paragraph-rsid="0016ad64" fo:background-color="transparent" style:font-style-asian="italic" style:font-weight-asian="bold" style:font-style-complex="italic" style:font-weight-complex="bold"/>
    </style:style>
    <style:style style:name="P27" style:family="paragraph" style:parent-style-name="Text_20_body" style:list-style-name="L2">
      <style:paragraph-properties fo:text-align="start" style:justify-single-word="false"/>
      <style:text-properties style:use-window-font-color="true" loext:opacity="0%" style:font-name="Roboto Mono" fo:font-style="italic" fo:font-weight="normal" officeooo:rsid="0016ad64" officeooo:paragraph-rsid="0016ad64" fo:background-color="transparent" style:font-style-asian="italic" style:font-weight-asian="normal" style:font-style-complex="italic" style:font-weight-complex="normal"/>
    </style:style>
    <style:style style:name="P28" style:family="paragraph" style:parent-style-name="Text_20_body" style:list-style-name="L2">
      <style:paragraph-properties fo:text-align="start" style:justify-single-word="false"/>
      <style:text-properties style:use-window-font-color="true" loext:opacity="0%" style:font-name="Roboto Mono" fo:font-style="normal" fo:font-weight="normal" officeooo:rsid="0016ad64" officeooo:paragraph-rsid="0016ad64" fo:background-color="transparent"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style:use-window-font-color="true" loext:opacity="0%" style:font-name="Roboto Mono" fo:font-style="normal" fo:font-weight="normal" officeooo:rsid="0016ad64" officeooo:paragraph-rsid="0016ad64" fo:background-color="transparent" style:font-style-asian="normal" style:font-weight-asian="normal" style:font-style-complex="normal" style:font-weight-complex="normal"/>
    </style:style>
    <style:style style:name="P30" style:family="paragraph" style:parent-style-name="Text_20_body">
      <style:text-properties style:use-window-font-color="true" loext:opacity="0%" style:font-name="Roboto Mono" fo:language="en" fo:country="US" officeooo:rsid="002ad046" officeooo:paragraph-rsid="002ad046"/>
    </style:style>
    <style:style style:name="P31" style:family="paragraph" style:parent-style-name="Text_20_body">
      <style:text-properties style:use-window-font-color="true" loext:opacity="0%" style:font-name="Roboto Mono" fo:language="pt" fo:country="BR" officeooo:rsid="002ad046" officeooo:paragraph-rsid="002ad046"/>
    </style:style>
    <style:style style:name="P32" style:family="paragraph" style:parent-style-name="Text_20_body" style:list-style-name="L11">
      <style:text-properties style:use-window-font-color="true" loext:opacity="0%" style:font-name="Roboto Mono" fo:language="pt" fo:country="BR" officeooo:rsid="002ad046" officeooo:paragraph-rsid="002ad046"/>
    </style:style>
    <style:style style:name="P33" style:family="paragraph" style:parent-style-name="Text_20_body">
      <style:text-properties style:use-window-font-color="true" loext:opacity="0%" style:font-name="Roboto Mono" fo:language="pt" fo:country="BR" officeooo:rsid="002b4d3b" officeooo:paragraph-rsid="002b4d3b"/>
    </style:style>
    <style:style style:name="P34" style:family="paragraph" style:parent-style-name="Text_20_body">
      <style:text-properties style:use-window-font-color="true" loext:opacity="0%" style:font-name="Roboto Mono" fo:language="pt" fo:country="BR" officeooo:rsid="002b6d13" officeooo:paragraph-rsid="002b6d13"/>
    </style:style>
    <style:style style:name="P35" style:family="paragraph" style:parent-style-name="Text_20_body" style:list-style-name="L12">
      <style:text-properties style:use-window-font-color="true" loext:opacity="0%" style:font-name="Roboto Mono" fo:language="pt" fo:country="BR" officeooo:rsid="002ef88f" officeooo:paragraph-rsid="002ef88f"/>
    </style:style>
    <style:style style:name="P36" style:family="paragraph" style:parent-style-name="Text_20_body">
      <style:text-properties style:use-window-font-color="true" loext:opacity="0%" style:font-name="Roboto Mono" fo:language="pt" fo:country="BR" officeooo:rsid="002ef88f" officeooo:paragraph-rsid="002ef88f"/>
    </style:style>
    <style:style style:name="P37" style:family="paragraph" style:parent-style-name="Text_20_body">
      <style:text-properties style:font-name="Roboto Mono"/>
    </style:style>
    <style:style style:name="P38" style:family="paragraph" style:parent-style-name="Text_20_body">
      <style:paragraph-properties fo:text-align="start" style:justify-single-word="false"/>
      <style:text-properties style:font-name="Roboto Mono" fo:font-style="normal" officeooo:paragraph-rsid="0016ad64" style:font-style-asian="normal" style:font-style-complex="normal"/>
    </style:style>
    <style:style style:name="P39" style:family="paragraph" style:parent-style-name="Text_20_body" style:list-style-name="L1">
      <style:paragraph-properties fo:text-align="start" style:justify-single-word="false"/>
      <style:text-properties style:font-name="Roboto Mono" fo:font-style="normal" officeooo:rsid="0016ad64" officeooo:paragraph-rsid="0016ad64" style:font-style-asian="normal" style:font-style-complex="normal"/>
    </style:style>
    <style:style style:name="P40" style:family="paragraph" style:parent-style-name="Text_20_body" style:list-style-name="L5">
      <style:text-properties style:font-name="Roboto Mono" fo:font-style="normal" officeooo:rsid="001ad6c5" officeooo:paragraph-rsid="001ad6c5" style:font-style-asian="normal" style:font-style-complex="normal"/>
    </style:style>
    <style:style style:name="P41" style:family="paragraph" style:parent-style-name="Text_20_body">
      <style:text-properties style:font-name="Roboto Mono" fo:font-style="normal" officeooo:rsid="001ad6c5" officeooo:paragraph-rsid="001ad6c5" style:font-style-asian="normal" style:font-style-complex="normal"/>
    </style:style>
    <style:style style:name="P42" style:family="paragraph" style:parent-style-name="Text_20_body">
      <style:text-properties style:font-name="Roboto Mono" fo:font-style="normal" officeooo:rsid="001c2743" officeooo:paragraph-rsid="001ad6c5" style:font-style-asian="normal" style:font-style-complex="normal"/>
    </style:style>
    <style:style style:name="P43" style:family="paragraph" style:parent-style-name="Text_20_body">
      <style:text-properties style:font-name="Roboto Mono" fo:font-style="normal" officeooo:rsid="001c2743" officeooo:paragraph-rsid="001c2743" style:font-style-asian="normal" style:font-style-complex="normal"/>
    </style:style>
    <style:style style:name="P44" style:family="paragraph" style:parent-style-name="Text_20_body">
      <style:text-properties style:font-name="Roboto Mono" fo:font-style="normal" officeooo:rsid="001cb3ac" officeooo:paragraph-rsid="001f6002" style:font-style-asian="normal" style:font-style-complex="normal"/>
    </style:style>
    <style:style style:name="P45" style:family="paragraph" style:parent-style-name="Text_20_body">
      <style:paragraph-properties fo:text-align="start" style:justify-single-word="false"/>
      <style:text-properties style:font-name="Roboto Mono" fo:font-style="normal" fo:font-weight="bold" officeooo:rsid="0017e4b9" officeooo:paragraph-rsid="0016ad64" style:font-style-asian="normal" style:font-weight-asian="bold" style:font-style-complex="normal" style:font-weight-complex="bold"/>
    </style:style>
    <style:style style:name="P46" style:family="paragraph" style:parent-style-name="Text_20_body">
      <style:text-properties style:font-name="Roboto Mono" fo:font-style="normal" fo:font-weight="bold" officeooo:rsid="002098bc" officeooo:paragraph-rsid="002098bc" style:font-style-asian="normal" style:font-weight-asian="bold" style:font-style-complex="normal" style:font-weight-complex="bold"/>
    </style:style>
    <style:style style:name="P47" style:family="paragraph" style:parent-style-name="Text_20_body">
      <style:paragraph-properties fo:text-align="start" style:justify-single-word="false"/>
      <style:text-properties style:font-name="Roboto Mono" fo:language="pt" fo:country="BR" fo:font-style="normal" fo:font-weight="bold" officeooo:rsid="0017e4b9" officeooo:paragraph-rsid="0017e4b9" style:font-style-asian="normal" style:font-weight-asian="bold" style:font-style-complex="normal" style:font-weight-complex="bold"/>
    </style:style>
    <style:style style:name="P48" style:family="paragraph" style:parent-style-name="Text_20_body" style:list-style-name="L15">
      <style:text-properties style:font-name="Roboto Mono" fo:language="pt" fo:country="BR" officeooo:rsid="0031b2b5" officeooo:paragraph-rsid="00357bdd"/>
    </style:style>
    <style:style style:name="P49" style:family="paragraph" style:parent-style-name="Text_20_body" style:list-style-name="L18">
      <style:text-properties style:font-name="Roboto Mono" fo:language="pt" fo:country="BR" officeooo:rsid="005d034d" officeooo:paragraph-rsid="005d034d"/>
    </style:style>
    <style:style style:name="P50" style:family="paragraph" style:parent-style-name="Text_20_body" style:list-style-name="L1">
      <style:paragraph-properties fo:text-align="start" style:justify-single-word="false"/>
      <style:text-properties style:font-name="Roboto Mono" fo:font-style="italic" officeooo:rsid="0016ad64" officeooo:paragraph-rsid="0016ad64" style:font-style-asian="italic" style:font-style-complex="italic"/>
    </style:style>
    <style:style style:name="P51" style:family="paragraph" style:parent-style-name="Text_20_body">
      <style:paragraph-properties fo:text-align="start" style:justify-single-word="false"/>
      <style:text-properties style:font-name="Roboto Mono" fo:font-style="italic" officeooo:rsid="0016ad64" officeooo:paragraph-rsid="0017e4b9" style:font-style-asian="italic" style:font-style-complex="italic"/>
    </style:style>
    <style:style style:name="P52" style:family="paragraph" style:parent-style-name="Text_20_body">
      <style:paragraph-properties fo:text-align="start" style:justify-single-word="false"/>
      <style:text-properties style:font-name="Roboto Mono" fo:font-style="italic" officeooo:paragraph-rsid="0017e4b9" style:font-style-asian="italic" style:font-style-complex="italic"/>
    </style:style>
    <style:style style:name="P53" style:family="paragraph" style:parent-style-name="Text_20_body">
      <style:text-properties style:font-name="Roboto Mono" fo:font-style="italic" officeooo:rsid="001ad6c5" officeooo:paragraph-rsid="001ad6c5" style:font-style-asian="italic" style:font-style-complex="italic"/>
    </style:style>
    <style:style style:name="P54" style:family="paragraph" style:parent-style-name="Text_20_body" style:list-style-name="L5">
      <style:text-properties style:font-name="Roboto Mono" fo:font-style="italic" officeooo:rsid="001ad6c5" officeooo:paragraph-rsid="001ad6c5" style:font-style-asian="italic" style:font-style-complex="italic"/>
    </style:style>
    <style:style style:name="P55" style:family="paragraph" style:parent-style-name="Text_20_body" style:list-style-name="L19">
      <style:text-properties style:font-name="Roboto Mono" fo:font-style="italic" fo:font-weight="normal" officeooo:rsid="006ee77f" officeooo:paragraph-rsid="006ee77f" style:font-style-asian="italic" style:font-weight-asian="normal" style:font-style-complex="italic" style:font-weight-complex="normal"/>
    </style:style>
    <style:style style:name="P56" style:family="paragraph" style:parent-style-name="Text_20_body" style:list-style-name="L3">
      <style:paragraph-properties fo:text-align="start" style:justify-single-word="false"/>
      <style:text-properties style:font-name="Roboto Mono" officeooo:rsid="0018142c" officeooo:paragraph-rsid="0018142c"/>
    </style:style>
    <style:style style:name="P57" style:family="paragraph" style:parent-style-name="Text_20_body" style:list-style-name="L3">
      <style:paragraph-properties fo:text-align="start" style:justify-single-word="false"/>
      <style:text-properties style:font-name="Roboto Mono" fo:font-weight="normal" officeooo:rsid="001ad6c5" officeooo:paragraph-rsid="001ad6c5" style:font-weight-asian="normal" style:font-weight-complex="normal"/>
    </style:style>
    <style:style style:name="P58" style:family="paragraph" style:parent-style-name="Text_20_body" style:list-style-name="L8">
      <style:text-properties style:font-name="Roboto Mono" fo:font-weight="normal" officeooo:rsid="002098bc" officeooo:paragraph-rsid="002098bc" style:font-weight-asian="normal" style:font-weight-complex="normal"/>
    </style:style>
    <style:style style:name="P59" style:family="paragraph" style:parent-style-name="Text_20_body">
      <style:text-properties style:font-name="Roboto Mono" fo:font-weight="normal" officeooo:rsid="002098bc" officeooo:paragraph-rsid="002098bc" style:font-weight-asian="normal" style:font-weight-complex="normal"/>
    </style:style>
    <style:style style:name="P60" style:family="paragraph" style:parent-style-name="Text_20_body" style:list-style-name="L18">
      <style:text-properties style:font-name="Roboto Mono" fo:font-weight="normal" officeooo:rsid="00636cff" officeooo:paragraph-rsid="00636cff" style:font-weight-asian="normal" style:font-weight-complex="normal"/>
    </style:style>
    <style:style style:name="P61" style:family="paragraph" style:parent-style-name="Text_20_body" style:list-style-name="L18">
      <style:text-properties style:font-name="Roboto Mono" fo:font-weight="normal" officeooo:rsid="00674970" officeooo:paragraph-rsid="00674970" style:font-weight-asian="normal" style:font-weight-complex="normal"/>
    </style:style>
    <style:style style:name="P62" style:family="paragraph" style:parent-style-name="Text_20_body" style:list-style-name="L18">
      <style:text-properties style:font-name="Roboto Mono" fo:font-weight="normal" officeooo:rsid="00682e71" officeooo:paragraph-rsid="00674970" style:font-weight-asian="normal" style:font-weight-complex="normal"/>
    </style:style>
    <style:style style:name="P63" style:family="paragraph" style:parent-style-name="Text_20_body">
      <style:text-properties style:font-name="Roboto Mono" fo:font-weight="normal" officeooo:rsid="00682e71" officeooo:paragraph-rsid="00674970" style:font-weight-asian="normal" style:font-weight-complex="normal"/>
    </style:style>
    <style:style style:name="P64" style:family="paragraph" style:parent-style-name="Text_20_body">
      <style:text-properties style:font-name="Roboto Mono" fo:font-weight="normal" officeooo:rsid="006a7951" officeooo:paragraph-rsid="006a7951" style:font-weight-asian="normal" style:font-weight-complex="normal"/>
    </style:style>
    <style:style style:name="P65" style:family="paragraph" style:parent-style-name="Text_20_body">
      <style:text-properties style:font-name="Roboto Mono" fo:font-weight="normal" officeooo:rsid="006a7951" officeooo:paragraph-rsid="006ab279" style:font-weight-asian="normal" style:font-weight-complex="normal"/>
    </style:style>
    <style:style style:name="P66" style:family="paragraph" style:parent-style-name="Text_20_body">
      <style:text-properties style:font-name="Roboto Mono" fo:font-weight="normal" officeooo:rsid="0069199c" officeooo:paragraph-rsid="0068a311" style:font-weight-asian="normal" style:font-weight-complex="normal"/>
    </style:style>
    <style:style style:name="P67" style:family="paragraph" style:parent-style-name="Text_20_body">
      <style:text-properties style:font-name="Roboto Mono" fo:font-weight="normal" officeooo:rsid="006ab279" officeooo:paragraph-rsid="006ab279" style:font-weight-asian="normal" style:font-weight-complex="normal"/>
    </style:style>
    <style:style style:name="P68" style:family="paragraph" style:parent-style-name="Text_20_body">
      <style:text-properties style:font-name="Roboto Mono" fo:font-weight="normal" officeooo:rsid="006bb907" officeooo:paragraph-rsid="006bb907" style:font-weight-asian="normal" style:font-weight-complex="normal"/>
    </style:style>
    <style:style style:name="P69" style:family="paragraph" style:parent-style-name="Text_20_body">
      <style:text-properties style:font-name="Roboto Mono" fo:font-weight="normal" officeooo:rsid="006ee77f" officeooo:paragraph-rsid="006bb907" style:font-weight-asian="normal" style:font-weight-complex="normal"/>
    </style:style>
    <style:style style:name="P70" style:family="paragraph" style:parent-style-name="Text_20_body" style:list-style-name="L19">
      <style:text-properties style:font-name="Roboto Mono" fo:font-weight="normal" officeooo:rsid="006ee77f" officeooo:paragraph-rsid="006ee77f" style:font-weight-asian="normal" style:font-weight-complex="normal"/>
    </style:style>
    <style:style style:name="P71" style:family="paragraph" style:parent-style-name="Text_20_body">
      <style:text-properties style:font-name="Roboto Mono" fo:font-weight="normal" officeooo:rsid="0070979d" officeooo:paragraph-rsid="006ee77f" style:font-weight-asian="normal" style:font-weight-complex="normal"/>
    </style:style>
    <style:style style:name="P72" style:family="paragraph" style:parent-style-name="Text_20_body">
      <style:text-properties style:font-name="Roboto Mono" fo:font-weight="normal" officeooo:rsid="0069b2d6" officeooo:paragraph-rsid="0069b2d6" style:font-weight-asian="normal" style:font-weight-complex="normal"/>
    </style:style>
    <style:style style:name="P73" style:family="paragraph" style:parent-style-name="Text_20_body">
      <style:text-properties style:font-name="Roboto Mono" fo:font-weight="normal" officeooo:rsid="007640a7" officeooo:paragraph-rsid="007640a7" style:font-weight-asian="normal" style:font-weight-complex="normal"/>
    </style:style>
    <style:style style:name="P74" style:family="paragraph" style:parent-style-name="Text_20_body" style:list-style-name="L20">
      <style:text-properties style:font-name="Roboto Mono" fo:font-weight="normal" officeooo:rsid="007640a7" officeooo:paragraph-rsid="007640a7" style:font-weight-asian="normal" style:font-weight-complex="normal"/>
    </style:style>
    <style:style style:name="P75" style:family="paragraph" style:parent-style-name="Text_20_body" style:list-style-name="L20">
      <style:text-properties style:font-name="Roboto Mono" fo:font-weight="normal" officeooo:rsid="00766454" officeooo:paragraph-rsid="00766454" style:font-weight-asian="normal" style:font-weight-complex="normal"/>
    </style:style>
    <style:style style:name="P76" style:family="paragraph" style:parent-style-name="Text_20_body">
      <style:text-properties style:font-name="Roboto Mono" fo:font-weight="normal" officeooo:rsid="00766454" officeooo:paragraph-rsid="00766454" style:font-weight-asian="normal" style:font-weight-complex="normal"/>
    </style:style>
    <style:style style:name="P77" style:family="paragraph" style:parent-style-name="Text_20_body">
      <style:text-properties style:font-name="Roboto Mono" fo:font-weight="normal" officeooo:rsid="00791623" officeooo:paragraph-rsid="00791623" style:font-weight-asian="normal" style:font-weight-complex="normal"/>
    </style:style>
    <style:style style:name="P78" style:family="paragraph" style:parent-style-name="Text_20_body">
      <style:text-properties style:font-name="Roboto Mono" fo:font-weight="normal" officeooo:rsid="007819bb" officeooo:paragraph-rsid="007819bb" style:font-weight-asian="normal" style:font-weight-complex="normal"/>
    </style:style>
    <style:style style:name="P79" style:family="paragraph" style:parent-style-name="Text_20_body" style:list-style-name="L21">
      <style:text-properties style:font-name="Roboto Mono" fo:font-weight="normal" officeooo:rsid="007923f4" officeooo:paragraph-rsid="007923f4" style:font-weight-asian="normal" style:font-weight-complex="normal"/>
    </style:style>
    <style:style style:name="P80" style:family="paragraph" style:parent-style-name="Text_20_body" style:list-style-name="L21">
      <style:text-properties style:font-name="Roboto Mono" fo:font-weight="normal" officeooo:rsid="007b21ef" officeooo:paragraph-rsid="007b21ef" style:font-weight-asian="normal" style:font-weight-complex="normal"/>
    </style:style>
    <style:style style:name="P81" style:family="paragraph" style:parent-style-name="Text_20_body">
      <style:text-properties style:font-name="Roboto Mono" fo:font-weight="normal" officeooo:rsid="007b21ef" officeooo:paragraph-rsid="007b21ef" style:font-weight-asian="normal" style:font-weight-complex="normal"/>
    </style:style>
    <style:style style:name="P82" style:family="paragraph" style:parent-style-name="Text_20_body">
      <style:text-properties style:font-name="Roboto Mono" fo:font-weight="normal" officeooo:rsid="008352a0" officeooo:paragraph-rsid="008352a0" style:font-weight-asian="normal" style:font-weight-complex="normal"/>
    </style:style>
    <style:style style:name="P83" style:family="paragraph" style:parent-style-name="Text_20_body" style:list-style-name="L22">
      <style:text-properties style:font-name="Roboto Mono" fo:font-weight="normal" officeooo:rsid="0084a5f4" officeooo:paragraph-rsid="0084a5f4" style:font-weight-asian="normal" style:font-weight-complex="normal"/>
    </style:style>
    <style:style style:name="P84" style:family="paragraph" style:parent-style-name="Text_20_body">
      <style:text-properties style:font-name="Roboto Mono" fo:font-weight="normal" officeooo:rsid="0084a5f4" officeooo:paragraph-rsid="0084a5f4" style:font-weight-asian="normal" style:font-weight-complex="normal"/>
    </style:style>
    <style:style style:name="P85" style:family="paragraph" style:parent-style-name="Text_20_body">
      <style:text-properties style:font-name="Roboto Mono" officeooo:rsid="0017e4b9" officeooo:paragraph-rsid="0017e4b9"/>
    </style:style>
    <style:style style:name="P86" style:family="paragraph" style:parent-style-name="Text_20_body">
      <style:text-properties style:font-name="Roboto Mono" officeooo:rsid="001ad6c5" officeooo:paragraph-rsid="001ad6c5"/>
    </style:style>
    <style:style style:name="P87" style:family="paragraph" style:parent-style-name="Text_20_body" style:list-style-name="L4">
      <style:text-properties style:font-name="Roboto Mono" officeooo:rsid="001ad6c5" officeooo:paragraph-rsid="001ad6c5"/>
    </style:style>
    <style:style style:name="P88" style:family="paragraph" style:parent-style-name="Text_20_body">
      <style:text-properties style:font-name="Roboto Mono" officeooo:rsid="0016ad64" officeooo:paragraph-rsid="0016ad64"/>
    </style:style>
    <style:style style:name="P89" style:family="paragraph" style:parent-style-name="Text_20_body" style:list-style-name="L6">
      <style:text-properties style:font-name="Roboto Mono"/>
    </style:style>
    <style:style style:name="P90" style:family="paragraph" style:parent-style-name="Text_20_body" style:list-style-name="L6">
      <style:text-properties style:font-name="Roboto Mono" officeooo:paragraph-rsid="001c2743"/>
    </style:style>
    <style:style style:name="P91" style:family="paragraph" style:parent-style-name="Text_20_body" style:list-style-name="L6">
      <style:text-properties style:font-name="Roboto Mono" officeooo:rsid="001c2743" officeooo:paragraph-rsid="001c2743"/>
    </style:style>
    <style:style style:name="P92" style:family="paragraph" style:parent-style-name="Text_20_body" style:list-style-name="L7">
      <style:text-properties style:font-name="Roboto Mono" officeooo:rsid="001f6002" officeooo:paragraph-rsid="001f6002"/>
    </style:style>
    <style:style style:name="P93" style:family="paragraph" style:parent-style-name="Text_20_body" style:list-style-name="L8">
      <style:text-properties style:font-name="Roboto Mono" officeooo:rsid="002098bc" officeooo:paragraph-rsid="002098bc"/>
    </style:style>
    <style:style style:name="P94" style:family="paragraph" style:parent-style-name="Text_20_body">
      <style:text-properties style:font-name="Roboto Mono" officeooo:paragraph-rsid="002098bc"/>
    </style:style>
    <style:style style:name="P95" style:family="paragraph" style:parent-style-name="Text_20_body">
      <style:text-properties style:font-name="Roboto Mono" officeooo:paragraph-rsid="00249af0"/>
    </style:style>
    <style:style style:name="P96" style:family="paragraph" style:parent-style-name="Text_20_body">
      <style:text-properties style:font-name="Roboto Mono" officeooo:rsid="00249af0" officeooo:paragraph-rsid="00249af0"/>
    </style:style>
    <style:style style:name="P97" style:family="paragraph" style:parent-style-name="Text_20_body" style:list-style-name="L9">
      <style:text-properties style:font-name="Roboto Mono" officeooo:rsid="00249af0" officeooo:paragraph-rsid="00249af0"/>
    </style:style>
    <style:style style:name="P98" style:family="paragraph" style:parent-style-name="Text_20_body">
      <style:text-properties style:font-name="Roboto Mono" officeooo:rsid="00261d2a" officeooo:paragraph-rsid="00249af0"/>
    </style:style>
    <style:style style:name="P99" style:family="paragraph" style:parent-style-name="Text_20_body" style:list-style-name="L10">
      <style:text-properties style:font-name="Roboto Mono" officeooo:paragraph-rsid="002ad046"/>
    </style:style>
    <style:style style:name="P100" style:family="paragraph" style:parent-style-name="Text_20_body" style:list-style-name="L10">
      <style:text-properties style:font-name="Roboto Mono" officeooo:rsid="002ad046" officeooo:paragraph-rsid="002ad046"/>
    </style:style>
    <style:style style:name="P101" style:family="paragraph" style:parent-style-name="Text_20_body" style:list-style-name="L11">
      <style:text-properties style:font-name="Roboto Mono" officeooo:rsid="002ad046" officeooo:paragraph-rsid="002ad046"/>
    </style:style>
    <style:style style:name="P102" style:family="paragraph" style:parent-style-name="Text_20_body">
      <style:text-properties style:font-name="Roboto Mono" officeooo:paragraph-rsid="002b4d3b"/>
    </style:style>
    <style:style style:name="P103" style:family="paragraph" style:parent-style-name="Text_20_body" style:list-style-name="L12">
      <style:text-properties style:font-name="Roboto Mono" officeooo:rsid="002ef88f" officeooo:paragraph-rsid="002ef88f"/>
    </style:style>
    <style:style style:name="P104" style:family="paragraph" style:parent-style-name="Text_20_body" style:list-style-name="L13">
      <style:text-properties style:font-name="Roboto Mono" officeooo:rsid="002ef88f" officeooo:paragraph-rsid="002ef88f"/>
    </style:style>
    <style:style style:name="P105" style:family="paragraph" style:parent-style-name="Text_20_body">
      <style:text-properties style:font-name="Roboto Mono" officeooo:rsid="002ef88f" officeooo:paragraph-rsid="002ef88f"/>
    </style:style>
    <style:style style:name="P106" style:family="paragraph" style:parent-style-name="Text_20_body" style:list-style-name="L14">
      <style:text-properties style:font-name="Roboto Mono" officeooo:rsid="002ef88f" officeooo:paragraph-rsid="002ef88f"/>
    </style:style>
    <style:style style:name="P107" style:family="paragraph" style:parent-style-name="Text_20_body">
      <style:text-properties style:font-name="Roboto Mono" officeooo:rsid="0030cc7e" officeooo:paragraph-rsid="0030cc7e"/>
    </style:style>
    <style:style style:name="P108" style:family="paragraph" style:parent-style-name="Text_20_body">
      <style:text-properties style:font-name="Roboto Mono" officeooo:rsid="0031b2b5" officeooo:paragraph-rsid="0031b2b5"/>
    </style:style>
    <style:style style:name="P109" style:family="paragraph" style:parent-style-name="Text_20_body" style:list-style-name="L15">
      <style:text-properties style:font-name="Roboto Mono" officeooo:rsid="0031b2b5" officeooo:paragraph-rsid="00357bdd"/>
    </style:style>
    <style:style style:name="P110" style:family="paragraph" style:parent-style-name="Text_20_body">
      <style:text-properties style:font-name="Roboto Mono" officeooo:rsid="0032d60a" officeooo:paragraph-rsid="0032d60a"/>
    </style:style>
    <style:style style:name="P111" style:family="paragraph" style:parent-style-name="Text_20_body" style:list-style-name="L15">
      <style:text-properties style:font-name="Roboto Mono" officeooo:rsid="00357bdd" officeooo:paragraph-rsid="00357bdd"/>
    </style:style>
    <style:style style:name="P112" style:family="paragraph" style:parent-style-name="Text_20_body">
      <style:text-properties style:font-name="Roboto Mono" officeooo:rsid="003a55a3" officeooo:paragraph-rsid="003a55a3"/>
    </style:style>
    <style:style style:name="P113" style:family="paragraph" style:parent-style-name="Text_20_body" style:list-style-name="L16">
      <style:text-properties style:font-name="Roboto Mono" officeooo:rsid="003a55a3" officeooo:paragraph-rsid="003a55a3"/>
    </style:style>
    <style:style style:name="P114" style:family="paragraph" style:parent-style-name="Text_20_body" style:list-style-name="L16">
      <style:text-properties style:font-name="Roboto Mono" fo:font-weight="bold" officeooo:rsid="003a55a3" officeooo:paragraph-rsid="003a55a3" style:font-weight-asian="bold" style:font-weight-complex="bold"/>
    </style:style>
    <style:style style:name="P115" style:family="paragraph" style:parent-style-name="Text_20_body">
      <style:text-properties style:font-name="Roboto Mono" fo:font-weight="bold" officeooo:rsid="007923f4" officeooo:paragraph-rsid="007640a7" style:font-weight-asian="bold" style:font-weight-complex="bold"/>
    </style:style>
    <style:style style:name="P116" style:family="paragraph" style:parent-style-name="Text_20_body">
      <style:text-properties style:font-name="Roboto Mono" fo:font-weight="bold" officeooo:rsid="007923f4" officeooo:paragraph-rsid="007923f4" style:font-weight-asian="bold" style:font-weight-complex="bold"/>
    </style:style>
    <style:style style:name="P117" style:family="paragraph" style:parent-style-name="Text_20_body">
      <style:text-properties style:font-name="Roboto Mono" fo:font-weight="bold" officeooo:rsid="00800f32" officeooo:paragraph-rsid="00800f32" style:font-weight-asian="bold" style:font-weight-complex="bold"/>
    </style:style>
    <style:style style:name="P118" style:family="paragraph" style:parent-style-name="Text_20_body">
      <style:text-properties style:font-name="Roboto Mono" fo:font-weight="bold" officeooo:rsid="008352a0" officeooo:paragraph-rsid="008352a0" style:font-weight-asian="bold" style:font-weight-complex="bold"/>
    </style:style>
    <style:style style:name="P119" style:family="paragraph" style:parent-style-name="Text_20_body">
      <style:text-properties style:font-name="Roboto Mono" officeooo:rsid="003cc3d1" officeooo:paragraph-rsid="003cc3d1"/>
    </style:style>
    <style:style style:name="P120" style:family="paragraph" style:parent-style-name="Text_20_body" style:list-style-name="L17">
      <style:text-properties style:font-name="Roboto Mono" officeooo:rsid="003cc3d1" officeooo:paragraph-rsid="003cc3d1"/>
    </style:style>
    <style:style style:name="P121" style:family="paragraph" style:parent-style-name="Text_20_body">
      <style:text-properties style:font-name="Roboto Mono" officeooo:rsid="003c04f0" officeooo:paragraph-rsid="003c04f0"/>
    </style:style>
    <style:style style:name="P122" style:family="paragraph" style:parent-style-name="Text_20_body" style:list-style-name="L17">
      <style:text-properties style:font-name="Roboto Mono" officeooo:rsid="003d43be" officeooo:paragraph-rsid="003d43be"/>
    </style:style>
    <style:style style:name="P123" style:family="paragraph" style:parent-style-name="Text_20_body" style:list-style-name="L17">
      <style:text-properties style:font-name="Roboto Mono" officeooo:rsid="003e840c" officeooo:paragraph-rsid="003e840c"/>
    </style:style>
    <style:style style:name="P124" style:family="paragraph" style:parent-style-name="Text_20_body">
      <style:text-properties style:font-name="Roboto Mono" officeooo:rsid="003e840c" officeooo:paragraph-rsid="003e840c"/>
    </style:style>
    <style:style style:name="P125" style:family="paragraph" style:parent-style-name="Text_20_body" style:list-style-name="L17">
      <style:text-properties style:font-name="Roboto Mono" officeooo:rsid="0041a195" officeooo:paragraph-rsid="0041a195"/>
    </style:style>
    <style:style style:name="P126" style:family="paragraph" style:parent-style-name="Text_20_body" style:list-style-name="L17">
      <style:text-properties style:font-name="Roboto Mono" officeooo:rsid="00442e39" officeooo:paragraph-rsid="00442e39"/>
    </style:style>
    <style:style style:name="P127" style:family="paragraph" style:parent-style-name="Text_20_body" style:list-style-name="L17">
      <style:text-properties style:font-name="Roboto Mono" officeooo:rsid="00467b3d" officeooo:paragraph-rsid="00467b3d"/>
    </style:style>
    <style:style style:name="P128" style:family="paragraph" style:parent-style-name="Text_20_body">
      <style:text-properties style:font-name="Roboto Mono" officeooo:rsid="00467b3d" officeooo:paragraph-rsid="00467b3d"/>
    </style:style>
    <style:style style:name="P129" style:family="paragraph" style:parent-style-name="Text_20_body" style:list-style-name="L17">
      <style:text-properties style:font-name="Roboto Mono" officeooo:rsid="0046a7ad" officeooo:paragraph-rsid="0046a7ad"/>
    </style:style>
    <style:style style:name="P130" style:family="paragraph" style:parent-style-name="Text_20_body" style:list-style-name="L17">
      <style:text-properties style:font-name="Roboto Mono" officeooo:rsid="00480562" officeooo:paragraph-rsid="00480562"/>
    </style:style>
    <style:style style:name="P131" style:family="paragraph" style:parent-style-name="Text_20_body" style:list-style-name="L17">
      <style:text-properties style:font-name="Roboto Mono" officeooo:rsid="00488aaf" officeooo:paragraph-rsid="00488aaf"/>
    </style:style>
    <style:style style:name="P132" style:family="paragraph" style:parent-style-name="Text_20_body">
      <style:paragraph-properties fo:text-align="end" style:justify-single-word="false"/>
      <style:text-properties style:font-name="Roboto Mono" officeooo:rsid="004a247c" officeooo:paragraph-rsid="004a247c"/>
    </style:style>
    <style:style style:name="P133" style:family="paragraph" style:parent-style-name="Text_20_body" style:list-style-name="L17">
      <style:text-properties style:font-name="Roboto Mono" officeooo:rsid="004b8ece" officeooo:paragraph-rsid="004b8ece"/>
    </style:style>
    <style:style style:name="P134" style:family="paragraph" style:parent-style-name="Text_20_body" style:list-style-name="L17">
      <style:text-properties style:font-name="Roboto Mono" officeooo:rsid="004d3cf6" officeooo:paragraph-rsid="004d3cf6"/>
    </style:style>
    <style:style style:name="P135" style:family="paragraph" style:parent-style-name="Text_20_body" style:list-style-name="L17">
      <style:text-properties style:font-name="Roboto Mono" officeooo:rsid="004e846b" officeooo:paragraph-rsid="004e846b"/>
    </style:style>
    <style:style style:name="P136" style:family="paragraph" style:parent-style-name="Text_20_body" style:list-style-name="L17">
      <style:text-properties style:font-name="Roboto Mono" officeooo:rsid="004f970e" officeooo:paragraph-rsid="004f970e"/>
    </style:style>
    <style:style style:name="P137" style:family="paragraph" style:parent-style-name="Text_20_body" style:list-style-name="L17">
      <style:text-properties style:font-name="Roboto Mono" officeooo:rsid="00500c79" officeooo:paragraph-rsid="00500c79"/>
    </style:style>
    <style:style style:name="P138" style:family="paragraph" style:parent-style-name="Text_20_body" style:list-style-name="L17">
      <style:text-properties style:font-name="Roboto Mono" officeooo:rsid="00515d34" officeooo:paragraph-rsid="00515d34"/>
    </style:style>
    <style:style style:name="P139" style:family="paragraph" style:parent-style-name="Text_20_body">
      <style:text-properties style:font-name="Roboto Mono" officeooo:rsid="0056fc0e" officeooo:paragraph-rsid="0056fc0e"/>
    </style:style>
    <style:style style:name="P140" style:family="paragraph" style:parent-style-name="Text_20_body">
      <style:text-properties style:font-name="Roboto Mono" officeooo:rsid="0055ca2f" officeooo:paragraph-rsid="0055ca2f"/>
    </style:style>
    <style:style style:name="P141" style:family="paragraph" style:parent-style-name="Text_20_body">
      <style:text-properties style:font-name="Roboto Mono" officeooo:rsid="00582645" officeooo:paragraph-rsid="00582645"/>
    </style:style>
    <style:style style:name="P142" style:family="paragraph" style:parent-style-name="Text_20_body" style:list-style-name="L18">
      <style:text-properties style:font-name="Roboto Mono" officeooo:rsid="00582645" officeooo:paragraph-rsid="00582645"/>
    </style:style>
    <style:style style:name="P143" style:family="paragraph" style:parent-style-name="Text_20_body" style:list-style-name="L18">
      <style:text-properties style:font-name="Roboto Mono" officeooo:rsid="005a7096" officeooo:paragraph-rsid="005a7096"/>
    </style:style>
    <style:style style:name="P144" style:family="paragraph" style:parent-style-name="Text_20_body" style:list-style-name="L18">
      <style:text-properties style:font-name="Roboto Mono" officeooo:rsid="005e33e5" officeooo:paragraph-rsid="005e33e5"/>
    </style:style>
    <style:style style:name="P145" style:family="paragraph" style:parent-style-name="Text_20_body" style:list-style-name="L18">
      <style:text-properties style:font-name="Roboto Mono" officeooo:rsid="00660b39" officeooo:paragraph-rsid="00660b39"/>
    </style:style>
    <style:style style:name="P146" style:family="paragraph" style:parent-style-name="Text_20_body">
      <style:text-properties style:font-name="Roboto Mono" officeooo:rsid="006a7951" officeooo:paragraph-rsid="006a7951"/>
    </style:style>
    <style:style style:name="P147" style:family="paragraph" style:parent-style-name="Text_20_body">
      <style:text-properties style:font-name="Roboto Mono" officeooo:rsid="0068a311" officeooo:paragraph-rsid="0068a311"/>
    </style:style>
    <style:style style:name="P148" style:family="paragraph" style:parent-style-name="Text_20_body">
      <style:text-properties style:font-name="Roboto Mono" officeooo:rsid="0069b2d6" officeooo:paragraph-rsid="0069b2d6"/>
    </style:style>
    <style:style style:name="P149" style:family="paragraph" style:parent-style-name="Text_20_body">
      <style:text-properties style:font-name="Roboto Mono" officeooo:rsid="006ab279" officeooo:paragraph-rsid="006ab279"/>
    </style:style>
    <style:style style:name="P150" style:family="paragraph" style:parent-style-name="Text_20_body">
      <style:text-properties style:font-name="Roboto Mono" officeooo:rsid="006bb907" officeooo:paragraph-rsid="006bb907"/>
    </style:style>
    <style:style style:name="P151" style:family="paragraph" style:parent-style-name="Text_20_body" style:list-style-name="L19">
      <style:text-properties style:font-name="Roboto Mono" officeooo:rsid="006ee77f" officeooo:paragraph-rsid="006ee77f"/>
    </style:style>
    <style:style style:name="P152" style:family="paragraph" style:parent-style-name="Text_20_body">
      <style:text-properties style:font-name="Roboto Mono" officeooo:rsid="0070d108" officeooo:paragraph-rsid="0070d108"/>
    </style:style>
    <style:style style:name="P153" style:family="paragraph" style:parent-style-name="Text_20_body">
      <style:text-properties style:font-name="Roboto Mono" officeooo:paragraph-rsid="006ee77f"/>
    </style:style>
    <style:style style:name="P154" style:family="paragraph" style:parent-style-name="Text_20_body">
      <style:text-properties style:font-name="Roboto Mono" officeooo:paragraph-rsid="0075a58e"/>
    </style:style>
    <style:style style:name="P155" style:family="paragraph" style:parent-style-name="Text_20_body">
      <style:text-properties style:font-name="Roboto Mono" officeooo:rsid="0075a58e" officeooo:paragraph-rsid="0075a58e"/>
    </style:style>
    <style:style style:name="P156" style:family="paragraph" style:parent-style-name="Text_20_body">
      <style:text-properties fo:color="#666666" loext:opacity="100%" style:font-name="Roboto Mono" fo:language="en" fo:country="US" officeooo:rsid="002ad046" officeooo:paragraph-rsid="002ad046"/>
    </style:style>
    <style:style style:name="P157" style:family="paragraph" style:parent-style-name="Text_20_body">
      <style:text-properties fo:text-transform="uppercase" style:font-name="Roboto Mono" fo:font-size="12pt" fo:language="pt" fo:country="BR" fo:font-weight="bold" officeooo:rsid="0054fa71" officeooo:paragraph-rsid="0054fa71" style:font-name-asian="Microsoft YaHei" style:font-size-asian="18.2000007629395pt" style:font-weight-asian="bold" style:font-name-complex="Lucida Sans" style:font-size-complex="18.2000007629395pt" style:font-weight-complex="bold"/>
    </style:style>
    <style:style style:name="P158" style:family="paragraph" style:parent-style-name="Text_20_body">
      <style:text-properties fo:text-transform="uppercase" style:font-name="Roboto Mono" fo:font-size="12pt" fo:language="pt" fo:country="BR" fo:font-weight="normal" officeooo:rsid="0054fa71" officeooo:paragraph-rsid="0054fa71" style:font-name-asian="Microsoft YaHei" style:font-size-asian="18.2000007629395pt" style:font-weight-asian="normal" style:font-name-complex="Lucida Sans" style:font-size-complex="18.2000007629395pt" style:font-weight-complex="normal"/>
    </style:style>
    <style:style style:name="P159" style:family="paragraph" style:parent-style-name="Text_20_body">
      <style:text-properties fo:text-transform="uppercase" style:font-name="Roboto Mono" fo:font-size="12pt" fo:language="pt" fo:country="BR" fo:font-weight="normal" officeooo:rsid="0069b2d6" officeooo:paragraph-rsid="0069b2d6" style:font-name-asian="Microsoft YaHei" style:font-size-asian="18.2000007629395pt" style:font-weight-asian="normal" style:font-name-complex="Lucida Sans" style:font-size-complex="18.2000007629395pt" style:font-weight-complex="normal"/>
    </style:style>
    <style:style style:name="P160" style:family="paragraph" style:parent-style-name="Text_20_body">
      <style:paragraph-properties fo:margin-left="0cm" fo:margin-right="0cm" fo:text-align="start" style:justify-single-word="false" fo:text-indent="0cm" style:auto-text-indent="false"/>
      <style:text-properties style:font-name="Roboto Mono" officeooo:paragraph-rsid="0017e4b9"/>
    </style:style>
    <style:style style:name="P161" style:family="paragraph" style:parent-style-name="Text_20_body">
      <style:paragraph-properties fo:margin-left="0cm" fo:margin-right="0cm" fo:text-align="start" style:justify-single-word="false" fo:text-indent="0cm" style:auto-text-indent="false"/>
      <style:text-properties style:font-name="Roboto Mono" fo:font-weight="bold" officeooo:rsid="0017e4b9" officeooo:paragraph-rsid="0017e4b9" style:font-weight-asian="bold" style:font-weight-complex="bold"/>
    </style:style>
    <style:style style:name="P162" style:family="paragraph" style:parent-style-name="Text_20_body">
      <style:paragraph-properties fo:margin-left="0cm" fo:margin-right="0cm" fo:text-align="start" style:justify-single-word="false" fo:text-indent="0cm" style:auto-text-indent="false"/>
      <style:text-properties style:font-name="Roboto Mono" fo:font-weight="bold" officeooo:rsid="001ad6c5" officeooo:paragraph-rsid="001ad6c5" style:font-weight-asian="bold" style:font-weight-complex="bold"/>
    </style:style>
    <style:style style:name="P163" style:family="paragraph" style:parent-style-name="Text_20_body">
      <style:paragraph-properties fo:margin-left="0cm" fo:margin-right="0cm" fo:text-align="start" style:justify-single-word="false" fo:text-indent="0cm" style:auto-text-indent="false"/>
      <style:text-properties style:font-name="Roboto Mono" officeooo:rsid="0017e4b9" officeooo:paragraph-rsid="0017e4b9"/>
    </style:style>
    <style:style style:name="P164" style:family="paragraph" style:parent-style-name="Text_20_body">
      <style:paragraph-properties fo:margin-left="0cm" fo:margin-right="0cm" fo:text-align="start" style:justify-single-word="false" fo:text-indent="0cm" style:auto-text-indent="false"/>
      <style:text-properties style:font-name="Roboto Mono" fo:font-weight="normal" officeooo:rsid="0017e4b9" officeooo:paragraph-rsid="0017e4b9" style:font-weight-asian="normal" style:font-weight-complex="normal"/>
    </style:style>
    <style:style style:name="P165" style:family="paragraph" style:parent-style-name="Text_20_body">
      <style:paragraph-properties fo:margin-left="0cm" fo:margin-right="0cm" fo:text-align="start" style:justify-single-word="false" fo:text-indent="0cm" style:auto-text-indent="false"/>
      <style:text-properties style:font-name="Roboto Mono" fo:font-weight="normal" officeooo:rsid="0018142c" officeooo:paragraph-rsid="0018142c" style:font-weight-asian="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17e4b9" style:font-style-asian="normal" style:font-style-complex="normal"/>
    </style:style>
    <style:style style:name="T3" style:family="text">
      <style:text-properties fo:font-style="normal" officeooo:rsid="001c2743"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01c2743"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weight="bold" officeooo:rsid="0017e4b9" style:font-weight-asian="bold" style:font-weight-complex="bold"/>
    </style:style>
    <style:style style:name="T8" style:family="text">
      <style:text-properties fo:font-weight="bold" officeooo:rsid="005a1e25" style:font-weight-asian="bold" style:font-weight-complex="bold"/>
    </style:style>
    <style:style style:name="T9" style:family="text">
      <style:text-properties fo:font-weight="bold" officeooo:rsid="005e33e5" style:font-weight-asian="bold" style:font-weight-complex="bold"/>
    </style:style>
    <style:style style:name="T10" style:family="text">
      <style:text-properties fo:font-weight="bold" officeooo:rsid="00607b39" style:font-weight-asian="bold" style:font-weight-complex="bold"/>
    </style:style>
    <style:style style:name="T11" style:family="text">
      <style:text-properties fo:font-weight="bold" officeooo:rsid="00660b39" style:font-weight-asian="bold" style:font-weight-complex="bold"/>
    </style:style>
    <style:style style:name="T12" style:family="text">
      <style:text-properties fo:font-weight="bold" officeooo:rsid="00674970" style:font-weight-asian="bold" style:font-weight-complex="bold"/>
    </style:style>
    <style:style style:name="T13" style:family="text">
      <style:text-properties fo:font-weight="bold" officeooo:rsid="0070fa7d" style:font-weight-asian="bold" style:font-weight-complex="bold"/>
    </style:style>
    <style:style style:name="T14" style:family="text">
      <style:text-properties fo:font-weight="bold" officeooo:rsid="007b21ef"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17e4b9" style:font-style-asian="italic" style:font-style-complex="italic"/>
    </style:style>
    <style:style style:name="T17" style:family="text">
      <style:text-properties fo:font-style="italic" officeooo:rsid="001cb3ac" style:font-style-asian="italic" style:font-style-complex="italic"/>
    </style:style>
    <style:style style:name="T18" style:family="text">
      <style:text-properties fo:font-style="italic" fo:font-weight="bold" officeooo:rsid="0017e4b9" style:font-style-asian="italic" style:font-weight-asian="bold" style:font-style-complex="italic"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ad6c5" style:font-weight-asian="normal" style:font-weight-complex="normal"/>
    </style:style>
    <style:style style:name="T21" style:family="text">
      <style:text-properties fo:font-weight="normal" officeooo:rsid="00682e71" style:font-weight-asian="normal" style:font-weight-complex="normal"/>
    </style:style>
    <style:style style:name="T22" style:family="text">
      <style:text-properties fo:font-weight="normal" officeooo:rsid="0069199c" style:font-weight-asian="normal" style:font-weight-complex="normal"/>
    </style:style>
    <style:style style:name="T23" style:family="text">
      <style:text-properties fo:font-weight="normal" officeooo:rsid="006a7951" style:font-weight-asian="normal" style:font-weight-complex="normal"/>
    </style:style>
    <style:style style:name="T24" style:family="text">
      <style:text-properties fo:font-weight="normal" officeooo:rsid="006ee77f" style:font-weight-asian="normal" style:font-weight-complex="normal"/>
    </style:style>
    <style:style style:name="T25" style:family="text">
      <style:text-properties fo:font-weight="normal" officeooo:rsid="0070979d" style:font-weight-asian="normal" style:font-weight-complex="normal"/>
    </style:style>
    <style:style style:name="T26" style:family="text">
      <style:text-properties fo:font-weight="normal" officeooo:rsid="0070fa7d" style:font-weight-asian="normal" style:font-weight-complex="normal"/>
    </style:style>
    <style:style style:name="T27" style:family="text">
      <style:text-properties fo:language="pt" fo:country="BR"/>
    </style:style>
    <style:style style:name="T28" style:family="text">
      <style:text-properties fo:language="pt" fo:country="BR" fo:font-style="normal" officeooo:rsid="0017e4b9" style:font-style-asian="normal" style:font-style-complex="normal"/>
    </style:style>
    <style:style style:name="T29" style:family="text">
      <style:text-properties fo:language="pt" fo:country="BR" fo:font-weight="bold" officeooo:rsid="00674970" style:font-weight-asian="bold" style:font-weight-complex="bold"/>
    </style:style>
    <style:style style:name="T30" style:family="text">
      <style:text-properties style:font-name="Roboto mono"/>
    </style:style>
    <style:style style:name="T31" style:family="text">
      <style:text-properties style:font-name="Roboto mono" fo:font-style="italic" officeooo:rsid="001cb3ac" style:font-style-asian="italic" style:font-style-complex="italic"/>
    </style:style>
    <style:style style:name="T32" style:family="text">
      <style:text-properties officeooo:rsid="00261d2a"/>
    </style:style>
    <style:style style:name="T33" style:family="text">
      <style:text-properties fo:language="en" fo:country="US" officeooo:rsid="00261d2a"/>
    </style:style>
    <style:style style:name="T34" style:family="text">
      <style:text-properties fo:language="en" fo:country="US" officeooo:rsid="005bb453"/>
    </style:style>
    <style:style style:name="T35" style:family="text">
      <style:text-properties fo:language="en" fo:country="US" fo:font-weight="bold" officeooo:rsid="005bb453" fo:background-color="transparent" loext:char-shading-value="0" style:font-weight-asian="bold" style:font-weight-complex="bold"/>
    </style:style>
    <style:style style:name="T36" style:family="text">
      <style:text-properties fo:language="en" fo:country="US" officeooo:rsid="005d034d"/>
    </style:style>
    <style:style style:name="T37" style:family="text">
      <style:text-properties fo:language="en" fo:country="US" fo:background-color="transparent" loext:char-shading-value="0"/>
    </style:style>
    <style:style style:name="T38" style:family="text">
      <style:text-properties fo:language="en" fo:country="US" officeooo:rsid="005bb453" fo:background-color="transparent" loext:char-shading-value="0"/>
    </style:style>
    <style:style style:name="T39" style:family="text">
      <style:text-properties officeooo:rsid="0029892d"/>
    </style:style>
    <style:style style:name="T40" style:family="text">
      <style:text-properties style:use-window-font-color="true" loext:opacity="0%" fo:language="pt" fo:country="BR"/>
    </style:style>
    <style:style style:name="T41" style:family="text">
      <style:text-properties style:use-window-font-color="true" loext:opacity="0%" fo:language="pt" fo:country="BR" officeooo:rsid="002ad046"/>
    </style:style>
    <style:style style:name="T42" style:family="text">
      <style:text-properties style:use-window-font-color="true" loext:opacity="0%" fo:language="pt" fo:country="BR" fo:font-weight="bold" style:font-weight-asian="bold" style:font-weight-complex="bold"/>
    </style:style>
    <style:style style:name="T43" style:family="text">
      <style:text-properties style:use-window-font-color="true" loext:opacity="0%" fo:language="pt" fo:country="BR" fo:font-weight="bold" officeooo:rsid="002ad046" style:font-weight-asian="bold" style:font-weight-complex="bold"/>
    </style:style>
    <style:style style:name="T44" style:family="text">
      <style:text-properties style:use-window-font-color="true" loext:opacity="0%" fo:language="pt" fo:country="BR" officeooo:rsid="002b4d3b"/>
    </style:style>
    <style:style style:name="T45" style:family="text">
      <style:text-properties officeooo:rsid="0031b2b5"/>
    </style:style>
    <style:style style:name="T46" style:family="text">
      <style:text-properties officeooo:rsid="0033e891"/>
    </style:style>
    <style:style style:name="T47" style:family="text">
      <style:text-properties officeooo:rsid="00357bdd"/>
    </style:style>
    <style:style style:name="T48" style:family="text">
      <style:text-properties fo:color="#c9211e" loext:opacity="100%"/>
    </style:style>
    <style:style style:name="T49" style:family="text">
      <style:text-properties officeooo:rsid="003c04f0"/>
    </style:style>
    <style:style style:name="T50" style:family="text">
      <style:text-properties officeooo:rsid="003d43be"/>
    </style:style>
    <style:style style:name="T51" style:family="text">
      <style:text-properties officeooo:rsid="00428087"/>
    </style:style>
    <style:style style:name="T52" style:family="text">
      <style:text-properties officeooo:rsid="00442e39"/>
    </style:style>
    <style:style style:name="T53" style:family="text">
      <style:text-properties officeooo:rsid="0044f63e"/>
    </style:style>
    <style:style style:name="T54" style:family="text">
      <style:text-properties officeooo:rsid="004bc42d"/>
    </style:style>
    <style:style style:name="T55" style:family="text">
      <style:text-properties officeooo:rsid="004e846b"/>
    </style:style>
    <style:style style:name="T56" style:family="text">
      <style:text-properties officeooo:rsid="004eee2f"/>
    </style:style>
    <style:style style:name="T57" style:family="text">
      <style:text-properties officeooo:rsid="00524954"/>
    </style:style>
    <style:style style:name="T58" style:family="text">
      <style:text-properties officeooo:rsid="0056fc0e"/>
    </style:style>
    <style:style style:name="T59" style:family="text">
      <style:text-properties officeooo:rsid="00582645"/>
    </style:style>
    <style:style style:name="T60" style:family="text">
      <style:text-properties officeooo:rsid="005a1e25"/>
    </style:style>
    <style:style style:name="T61" style:family="text">
      <style:text-properties officeooo:rsid="005e33e5"/>
    </style:style>
    <style:style style:name="T62" style:family="text">
      <style:text-properties officeooo:rsid="0060f06f"/>
    </style:style>
    <style:style style:name="T63" style:family="text">
      <style:text-properties fo:background-color="transparent" loext:char-shading-value="0"/>
    </style:style>
    <style:style style:name="T64" style:family="text">
      <style:text-properties style:font-name="Arial" fo:language="pt" fo:country="BR" fo:font-weight="bold" officeooo:rsid="00674970" style:font-weight-asian="bold" style:font-weight-complex="bold"/>
    </style:style>
    <style:style style:name="T65" style:family="text">
      <style:text-properties officeooo:rsid="0069b2d6"/>
    </style:style>
    <style:style style:name="T66" style:family="text">
      <style:text-properties officeooo:rsid="0076afc4"/>
    </style:style>
    <style:style style:name="T67" style:family="text">
      <style:text-properties officeooo:rsid="007b21ef"/>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start text:name="__RefHeading___Toc113_1207336989"/>JEDIEL DA ROSA RIBEIRO<text:bookmark-end text:name="__RefHeading___Toc113_1207336989"/></text:p>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p text:style-name="P5"><text:bookmark-start text:name="__RefHeading___Toc115_1207336989"/>ANOTAÇÕES DE TEOLOGIA SISTEMÁTICA<text:bookmark-end text:name="__RefHeading___Toc115_1207336989"/></text:p>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p text:style-name="P4"><text:bookmark-start text:name="__RefHeading___Toc117_1207336989"/>BLUMENAU/SC<text:bookmark-end text:name="__RefHeading___Toc117_1207336989"/></text:p>
      <text:p text:style-name="P4"><text:bookmark-start text:name="__RefHeading___Toc119_1207336989"/><text:span text:style-name="T27">MAIO</text:span> de 2021<text:bookmark-end text:name="__RefHeading___Toc119_1207336989"/></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3">Sumário</text:p>
          </text:index-title>
          <text:p text:style-name="P2"><text:a xlink:type="simple" xlink:href="#__RefHeading___Toc109_1207336989" text:style-name="Index_20_Link" text:visited-style-name="Index_20_Link">Aula – 05/05/2021<text:tab/>3</text:a></text:p>
          <text:p text:style-name="P2"><text:a xlink:type="simple" xlink:href="#__RefHeading___Toc111_1207336989" text:style-name="Index_20_Link" text:visited-style-name="Index_20_Link">Pneumatologia<text:tab/>3</text:a></text:p>
          <text:p text:style-name="P2"><text:a xlink:type="simple" xlink:href="#__RefHeading___Toc1092_3570249020" text:style-name="Index_20_Link" text:visited-style-name="Index_20_Link">A pessoa do espírito Santo<text:tab/>4</text:a></text:p>
          <text:p text:style-name="P2"><text:a xlink:type="simple" xlink:href="#__RefHeading___Toc1094_3570249020" text:style-name="Index_20_Link" text:visited-style-name="Index_20_Link"><text:span text:style-name="T1">A</text:span></text:a><text:a xlink:type="simple" xlink:href="#__RefHeading___Toc1094_3570249020" text:style-name="Index_20_Link" text:visited-style-name="Index_20_Link"><text:span text:style-name="T1">tributos da Divindade</text:span></text:a><text:a xlink:type="simple" xlink:href="#__RefHeading___Toc1094_3570249020" text:style-name="Index_20_Link" text:visited-style-name="Index_20_Link"><text:tab/>4</text:a></text:p>
          <text:p text:style-name="P2"><text:a xlink:type="simple" xlink:href="#__RefHeading___Toc1096_3570249020" text:style-name="Index_20_Link" text:visited-style-name="Index_20_Link">A pessoa do Espírito Santo e Sua divindade<text:tab/>4</text:a></text:p>
          <text:p text:style-name="P2"><text:a xlink:type="simple" xlink:href="#__RefHeading___Toc1098_3570249020" text:style-name="Index_20_Link" text:visited-style-name="Index_20_Link">AULA – 12/05/2021<text:tab/>6</text:a></text:p>
          <text:p text:style-name="P2"><text:a xlink:type="simple" xlink:href="#__RefHeading___Toc1100_3570249020" text:style-name="Index_20_Link" text:visited-style-name="Index_20_Link">Aula 19 de maio de 2021<text:tab/>7</text:a></text:p>
          <text:p text:style-name="P2"><text:a xlink:type="simple" xlink:href="#__RefHeading___Toc1102_3570249020" text:style-name="Index_20_Link" text:visited-style-name="Index_20_Link">Atividade do espírito no N.T<text:tab/>7</text:a></text:p>
          <text:p text:style-name="P2"><text:a xlink:type="simple" xlink:href="#__RefHeading___Toc1104_3570249020" text:style-name="Index_20_Link" text:visited-style-name="Index_20_Link">Atividades do espírito Santo no A.T<text:tab/>7</text:a></text:p>
          <text:p text:style-name="P7"><text:a xlink:type="simple" xlink:href="#__RefHeading___Toc1106_3570249020" text:style-name="Index_20_Link" text:visited-style-name="Index_20_Link">Em suma<text:tab/>7</text:a></text:p>
          <text:p text:style-name="P2"><text:a xlink:type="simple" xlink:href="#__RefHeading___Toc1108_3570249020" text:style-name="Index_20_Link" text:visited-style-name="Index_20_Link">Resumo da aula de hoje<text:tab/>7</text:a></text:p>
          <text:p text:style-name="P2"><text:a xlink:type="simple" xlink:href="#__RefHeading___Toc1110_3570249020" text:style-name="Index_20_Link" text:visited-style-name="Index_20_Link">Aula 26 de maio de 2021<text:tab/>8</text:a></text:p>
          <text:p text:style-name="P7"><text:a xlink:type="simple" xlink:href="#__RefHeading___Toc1112_3570249020" text:style-name="Index_20_Link" text:visited-style-name="Index_20_Link">Pneumatologia<text:tab/>8</text:a></text:p>
          <text:p text:style-name="P2"><text:a xlink:type="simple" xlink:href="#__RefHeading___Toc1114_3570249020" text:style-name="Index_20_Link" text:visited-style-name="Index_20_Link">A natureza do espírito Santo<text:tab/>8</text:a></text:p>
          <text:p text:style-name="P2"><text:a xlink:type="simple" xlink:href="#__RefHeading___Toc1116_3570249020" text:style-name="Index_20_Link" text:visited-style-name="Index_20_Link">Aula 02 de junho de 2021<text:tab/>10</text:a></text:p>
          <text:p text:style-name="P2"><text:a xlink:type="simple" xlink:href="#__RefHeading___Toc1118_3570249020" text:style-name="Index_20_Link" text:visited-style-name="Index_20_Link">Aula 09 de junho de 2021<text:tab/>12</text:a></text:p>
        </text:index-body>
      </text:table-of-content>
      <text:h text:style-name="P23" text:outline-level="1"/>
      <text:list xml:id="list3154082895" text:style-name="Outline">
        <text:list-item>
          <text:h text:style-name="P15" text:outline-level="1"><text:bookmark-start text:name="__RefHeading___Toc109_1207336989"/>Aula – 05/05/2021<text:bookmark-end text:name="__RefHeading___Toc109_1207336989"/></text:h>
        </text:list-item>
      </text:list>
      <text:p text:style-name="P38"/>
      <text:p text:style-name="P38"/>
      <text:p text:style-name="P47">TRABALHOS e AVALIAÇÕES</text:p>
      <text:list xml:id="list2894154098" text:style-name="L1">
        <text:list-item>
          <text:p text:style-name="P39">Doutrina do Espírito santo</text:p>
        </text:list-item>
        <text:list-item>
          <text:p text:style-name="P39">Doutrina dos Anjos</text:p>
        </text:list-item>
        <text:list-item>
          <text:p text:style-name="P39">1 Trabalho (em sala de aula)</text:p>
          <text:list>
            <text:list-item>
              <text:p text:style-name="P39">Estudar doutrina do Espírito Santo (AT e NT)</text:p>
            </text:list-item>
            <text:list-item>
              <text:p text:style-name="P50"><text:span text:style-name="T1">Meninos → O Espírito Santo no </text:span><text:span text:style-name="T4">Novo Testamento</text:span><text:span text:style-name="T1"> (lecionar)</text:span></text:p>
            </text:list-item>
            <text:list-item>
              <text:p text:style-name="P39">Pode usar Slides e o quadro.</text:p>
            </text:list-item>
            <text:list-item>
              <text:p text:style-name="P24">Próxima Aula!</text:p>
            </text:list-item>
          </text:list>
        </text:list-item>
      </text:list>
      <text:p text:style-name="P25"/>
      <text:p text:style-name="P26"><text:span text:style-name="T28">LIVROS</text:span><text:span text:style-name="T1"> </text:span><text:span text:style-name="T28">Importantes</text:span></text:p>
      <text:list xml:id="list235534626" text:style-name="L2">
        <text:list-item>
          <text:p text:style-name="P27"><text:span text:style-name="T2">@ </text:span><text:span text:style-name="T1">A obra do Espírito Santo</text:span></text:p>
        </text:list-item>
        <text:list-item>
          <text:p text:style-name="P27"><text:span text:style-name="T2">@ </text:span><text:span text:style-name="T1">Orando com o Espírito Santo</text:span></text:p>
        </text:list-item>
        <text:list-item>
          <text:p text:style-name="P28">O Espírito Santo – Sinclair &amp; Ferguson</text:p>
        </text:list-item>
        <text:list-item>
          <text:p text:style-name="P28">O Espírito Santo – John Bevere</text:p>
        </text:list-item>
        <text:list-item>
          <text:p text:style-name="P28">Na Dinâmica do Espírito Santo – J. I. Packer</text:p>
        </text:list-item>
        <text:list-item>
          <text:p text:style-name="P28">O Espírito na Igreja</text:p>
        </text:list-item>
        <text:list-item>
          <text:p text:style-name="P28">Quem é o Espírito Santo – R. C. Sproul</text:p>
        </text:list-item>
        <text:list-item>
          <text:p text:style-name="P28">Teologia do Espírito Santo – Frederick Dale Brunner</text:p>
        </text:list-item>
      </text:list>
      <text:p text:style-name="P29"/>
      <text:p text:style-name="P45"/>
      <text:list xml:id="list75760291140086" text:continue-list="list3154082895" text:style-name="Outline">
        <text:list-item>
          <text:h text:style-name="P11" text:outline-level="1"><text:bookmark-start text:name="__RefHeading___Toc111_1207336989"/>Pneumatologia<text:bookmark-end text:name="__RefHeading___Toc111_1207336989"/></text:h>
        </text:list-item>
      </text:list>
      <text:p text:style-name="P51">O Deus que habita em nós.</text:p>
      <text:p text:style-name="P52"/>
      <text:p text:style-name="P160"><text:span text:style-name="T16"><text:tab/>O </text:span><text:span text:style-name="T18">Espírito Santo</text:span><text:span text:style-name="T16"> é negligenciado (inferiorizado) em relação a trindade? Por quê? </text:span><text:span text:style-name="T7">Se o Espírito Santo é tudo isso que você está dizendo, então por que vocês falam tão pouco Dele?</text:span></text:p>
      <text:p text:style-name="P161"/>
      <text:p text:style-name="P163"><text:span text:style-name="T6">Pai → </text:span><text:span text:style-name="T19">Sobre nós</text:span></text:p>
      <text:p text:style-name="P163"><text:span text:style-name="T6">Filho → </text:span><text:span text:style-name="T19">Entre nós</text:span></text:p>
      <text:p text:style-name="P163"><text:span text:style-name="T6">Espírito Santo →</text:span><text:span text:style-name="T19"> “Em” nós</text:span></text:p>
      <text:p text:style-name="P164"/>
      <text:p text:style-name="P164"><text:tab/>Agora Deus, através do Espírito Santo habita em nós.</text:p>
      <text:p text:style-name="P165"/>
      <text:p text:style-name="P162">Textos</text:p>
      <text:list xml:id="list3970996445" text:style-name="L3">
        <text:list-item>
          <text:p text:style-name="P56"><text:span text:style-name="T19">João 16:</text:span><text:span text:style-name="T20">12</text:span></text:p>
        </text:list-item>
        <text:list-item>
          <text:p text:style-name="P57">Lucas 11:9</text:p>
        </text:list-item>
        <text:list-item>
          <text:p text:style-name="P57">Efésios 5:18</text:p>
        </text:list-item>
      </text:list>
      <text:p text:style-name="P85"/>
      <text:p text:style-name="P86"><text:span text:style-name="T6">→</text:span> Precisamos na verdade é o Espírito Santo.</text:p>
      <text:p text:style-name="P86"><text:soft-page-break/><text:span text:style-name="T6">→ </text:span>O Espírito Santo</text:p>
      <text:list xml:id="list1725985558" text:style-name="L4">
        <text:list-item>
          <text:p text:style-name="P87">Imperativo</text:p>
        </text:list-item>
        <text:list-item>
          <text:p text:style-name="P87">Para todos</text:p>
        </text:list-item>
        <text:list-item>
          <text:p text:style-name="P87">Contínuo</text:p>
        </text:list-item>
      </text:list>
      <text:p text:style-name="P88"/>
      <text:p text:style-name="P86">John Hyder, vai a Índia. “<text:span text:style-name="T15">Você já foi cheio do Espírito?</text:span>”</text:p>
      <text:p text:style-name="P88"/>
      <text:p text:style-name="P88"/>
      <text:list xml:id="list75758993365159" text:continue-list="list75760291140086" text:style-name="Outline">
        <text:list-item>
          <text:h text:style-name="P12" text:outline-level="1"><text:bookmark-start text:name="__RefHeading___Toc1092_3570249020"/>A pessoa do espírito Santo<text:bookmark-end text:name="__RefHeading___Toc1092_3570249020"/></text:h>
        </text:list-item>
      </text:list>
      <text:p text:style-name="P53"/>
      <text:p text:style-name="P53">Divindade negada:</text:p>
      <text:list xml:id="list1696969970" text:style-name="L5">
        <text:list-item>
          <text:p text:style-name="P54">Século IV</text:p>
          <text:list>
            <text:list-item>
              <text:p text:style-name="P54">Pneumatômacos</text:p>
            </text:list-item>
          </text:list>
        </text:list-item>
        <text:list-item>
          <text:p text:style-name="P54">Arianismo</text:p>
          <text:list>
            <text:list-item>
              <text:p text:style-name="P54">Eustáquio de Sebaste</text:p>
            </text:list-item>
          </text:list>
        </text:list-item>
        <text:list-item>
          <text:p text:style-name="P40">Século XXI</text:p>
          <text:list>
            <text:list-item>
              <text:p text:style-name="P40">Testemunhas de Jeová</text:p>
            </text:list-item>
          </text:list>
        </text:list-item>
      </text:list>
      <text:p text:style-name="P41"/>
      <text:p text:style-name="P53"><text:span text:style-name="T1">“</text:span><text:span text:style-name="T3">Nunca como uma pessoa.”</text:span></text:p>
      <text:p text:style-name="P42"/>
      <text:list xml:id="list75759806985064" text:continue-list="list75758993365159" text:style-name="Outline">
        <text:list-item>
          <text:h text:style-name="P10" text:outline-level="1"><text:bookmark-start text:name="__RefHeading___Toc1094_3570249020"/><text:span text:style-name="T3">A</text:span><text:span text:style-name="T1">tributos da Divindade</text:span><text:bookmark-end text:name="__RefHeading___Toc1094_3570249020"/></text:h>
        </text:list-item>
      </text:list>
      <text:list xml:id="list460230033" text:style-name="L6">
        <text:list-item>
          <text:p text:style-name="P89"><text:span text:style-name="T3">Ele é </text:span><text:span text:style-name="T5">Eterno</text:span><text:span text:style-name="T3"> HB 9:14</text:span></text:p>
        </text:list-item>
        <text:list-item>
          <text:p text:style-name="P90"><text:span text:style-name="T3">Ele é </text:span><text:span text:style-name="T5">Onipresente</text:span><text:span text:style-name="T3"> Sl 139:7-10</text:span></text:p>
        </text:list-item>
        <text:list-item>
          <text:p text:style-name="P90"><text:span text:style-name="T3">Ele é </text:span><text:span text:style-name="T5">Onipotente</text:span><text:span text:style-name="T3"> Lc 1:35</text:span></text:p>
        </text:list-item>
        <text:list-item>
          <text:p text:style-name="P91"><text:span text:style-name="T1">Ele é </text:span><text:span text:style-name="T4">Onisciente</text:span><text:span text:style-name="T1"> 1 Co 2,10,11</text:span></text:p>
        </text:list-item>
      </text:list>
      <text:p text:style-name="P43"/>
      <text:p text:style-name="P43"/>
      <text:list xml:id="list75760176138679" text:continue-list="list75759806985064" text:style-name="Outline">
        <text:list-item>
          <text:h text:style-name="P10" text:outline-level="1"><text:bookmark-start text:name="__RefHeading___Toc1096_3570249020"/>A pessoa do Espírito Santo e Sua divindade<text:bookmark-end text:name="__RefHeading___Toc1096_3570249020"/></text:h>
        </text:list-item>
      </text:list>
      <text:list xml:id="list1982048600" text:style-name="L7">
        <text:list-item>
          <text:p text:style-name="P92">Devemos notar que as várias referências ao Espírito Santo São intercambiáveis com referências a Deus. <text:span text:style-name="T17">Atos 5</text:span></text:p>
        </text:list-item>
        <text:list-item>
          <text:p text:style-name="P92">O Espírito Santo, sendo plenamente divino, deve receber a mesma honra e respeito.</text:p>
        </text:list-item>
        <text:list-item>
          <text:p text:style-name="P92">O Espírito Santo é um com o Pai e o Filho. Sua obra e a expressão e a execução do que os três planejaram juntos.</text:p>
        </text:list-item>
      </text:list>
      <text:p text:style-name="P44"/>
      <text:p text:style-name="P46">UMA PESSOA</text:p>
      <text:list xml:id="list3027770900" text:style-name="L8">
        <text:list-item>
          <text:p text:style-name="P93">Mente <text:span text:style-name="T6">→ </text:span><text:span text:style-name="T19">Rm 8:27</text:span></text:p>
        </text:list-item>
        <text:list-item>
          <text:p text:style-name="P93"><text:span text:style-name="T19">Vontade </text:span><text:span text:style-name="T6">→ </text:span><text:span text:style-name="T19">1 Co 12:11</text:span></text:p>
        </text:list-item>
        <text:list-item>
          <text:p text:style-name="P93"><text:span text:style-name="T19">Sentimento </text:span><text:span text:style-name="T6">→ </text:span><text:span text:style-name="T19">Ef 4:30</text:span></text:p>
        </text:list-item>
        <text:list-item>
          <text:p text:style-name="P93"><text:span text:style-name="T19">Revela </text:span><text:span text:style-name="T6">→ </text:span><text:span text:style-name="T19">2 Pe 1:21</text:span></text:p>
        </text:list-item>
        <text:list-item>
          <text:p text:style-name="P93"><text:span text:style-name="T19">Ensina </text:span><text:span text:style-name="T6">→ </text:span><text:span text:style-name="T19">Jo 14:26</text:span></text:p>
        </text:list-item>
        <text:list-item>
          <text:p text:style-name="P93"><text:span text:style-name="T19">Clama e intercede </text:span><text:span text:style-name="T6">→ </text:span><text:span text:style-name="T19">Gl 4:6; Rm 8:26</text:span></text:p>
        </text:list-item>
        <text:list-item>
          <text:p text:style-name="P93"><text:span text:style-name="T19">Fala </text:span><text:span text:style-name="T6">→ </text:span><text:span text:style-name="T19">Ap 2:7</text:span></text:p>
        </text:list-item>
        <text:list-item>
          <text:p text:style-name="P58"><text:soft-page-break/>Ordena At 13:2; 16:6,7</text:p>
        </text:list-item>
        <text:list-item>
          <text:p text:style-name="P58">Testifica Jo 15:26</text:p>
        </text:list-item>
        <text:list-item>
          <text:p text:style-name="P58">Entristece Ef 4:30</text:p>
        </text:list-item>
      </text:list>
      <text:p text:style-name="P59"/>
      <text:p text:style-name="P59"/>
      <text:p text:style-name="P59">“Pareceu bem ao Espírito Santo.”</text:p>
      <text:p text:style-name="P94"/>
      <text:list xml:id="list75759536335519" text:continue-list="list75760176138679" text:style-name="Outline">
        <text:list-item>
          <text:h text:style-name="P16" text:outline-level="1"><text:bookmark-start text:name="__RefHeading___Toc1098_3570249020"/>AULA – 12/05/2021<text:bookmark-end text:name="__RefHeading___Toc1098_3570249020"/></text:h>
        </text:list-item>
      </text:list>
      <text:p text:style-name="P95"/>
      <text:p text:style-name="P96">Anotações a respeito das apresentações</text:p>
      <text:p text:style-name="P96"/>
      <text:p text:style-name="P96"/>
      <text:list xml:id="list1333961986" text:style-name="L9">
        <text:list-item>
          <text:p text:style-name="P97">O ES é agente da criação (Jó 26:13; Sl 33:6)</text:p>
        </text:list-item>
        <text:list-item>
          <text:p text:style-name="P97">Comunicação de Deus p/ o povo (Nm 11:29; Sm 10:5,6,10; 2Cr 20:17)</text:p>
        </text:list-item>
        <text:list-item>
          <text:p text:style-name="P97">Capacitação Artística (Ex 31:1-11…)</text:p>
        </text:list-item>
        <text:list-item>
          <text:p text:style-name="P97">Guerra → Otoniel (Jz 3:16) Gideão Jz 6:34</text:p>
        </text:list-item>
        <text:list-item>
          <text:p text:style-name="P97">Reis → 1 Sm 10:6; 2Sm 23:2</text:p>
        </text:list-item>
      </text:list>
      <text:p text:style-name="P96"/>
      <text:p text:style-name="P96"/>
      <text:p text:style-name="P96">O Espírito santo<text:span text:style-name="T15"> transmite informação</text:span>. Aquilo que Deus quer comunicar as pessoas.</text:p>
      <text:p text:style-name="P96">Deus é a alma, <text:span text:style-name="T39">Amor e tals… </text:span></text:p>
      <text:p text:style-name="P96">Jesus é o corpo, a imagem a forma física e palpável daquilo que Deus é.</text:p>
      <text:p text:style-name="P96"/>
      <text:p text:style-name="P96">Através do espírito, Deus nos dá capacidade. Tudo que se dá em conhecimento para nós, vem através do espírito.</text:p>
      <text:p text:style-name="P96"/>
      <text:p text:style-name="P96">O Espírito Santo nos personagens bíblicos</text:p>
      <text:p text:style-name="P37">Jz 3:10; Jz 6:34; Jz 3:25; 1 Sm 10:6; 1 Sm 16:3-14; … <text:span text:style-name="T33">Many texts</text:span><text:span text:style-name="T32">… </text:span></text:p>
      <text:p text:style-name="P98"/>
      <text:p text:style-name="P156">This is becoming a problem… Its taking too long and this is too much information.</text:p>
      <text:p text:style-name="P30"/>
      <text:p text:style-name="P30"/>
      <text:p text:style-name="P31">Abrangente</text:p>
      <text:list xml:id="list1751851652" text:style-name="L10">
        <text:list-item>
          <text:p text:style-name="P99"><text:span text:style-name="T41">O espírito santo </text:span><text:span text:style-name="T43">trabalhou </text:span><text:span text:style-name="T41">na obra da criação.</text:span></text:p>
        </text:list-item>
        <text:list-item>
          <text:p text:style-name="P100"><text:span text:style-name="T42">Equipou </text:span><text:span text:style-name="T40">e </text:span><text:span text:style-name="T42">capacitou</text:span><text:span text:style-name="T40"> as pessoas para serviços.</text:span></text:p>
        </text:list-item>
        <text:list-item>
          <text:p text:style-name="P100"><text:span text:style-name="T42">Inspirou e revelou </text:span><text:span text:style-name="T40">aos profetas.</text:span></text:p>
        </text:list-item>
        <text:list-item>
          <text:p text:style-name="P100"><text:span text:style-name="T40">Predisse a </text:span><text:span text:style-name="T42">vinda do Messias</text:span><text:span text:style-name="T40">.</text:span></text:p>
        </text:list-item>
        <text:list-item>
          <text:p text:style-name="P100"><text:span text:style-name="T40">Trabalhou na </text:span><text:span text:style-name="T42">produção </text:span><text:span text:style-name="T40">de uma vida moral.</text:span></text:p>
        </text:list-item>
      </text:list>
      <text:p text:style-name="P31"/>
      <text:p text:style-name="P31">Sintetizar </text:p>
      <text:list xml:id="list3918629417" text:style-name="L11">
        <text:list-item>
          <text:p text:style-name="P32">Espírito Criador</text:p>
        </text:list-item>
        <text:list-item>
          <text:p text:style-name="P32">Espírito Dinâmico (doador de poder)</text:p>
        </text:list-item>
        <text:list-item>
          <text:p text:style-name="P101"><text:span text:style-name="T40">Espírito regenerador </text:span><text:span text:style-name="T44">(moral)</text:span></text:p>
        </text:list-item>
      </text:list>
      <text:p text:style-name="P31"/>
      <text:p text:style-name="P33">Tricotomia? Complexa!</text:p>
      <text:p text:style-name="P34">Pericorese</text:p>
      <text:p text:style-name="P34"/>
      <text:p text:style-name="P34"/>
      <text:p text:style-name="P102"/>
      <text:list xml:id="list75759811202373" text:continue-list="list75759536335519" text:style-name="Outline">
        <text:list-item>
          <text:h text:style-name="P13" text:outline-level="1"><text:bookmark-start text:name="__RefHeading___Toc1100_3570249020"/><text:soft-page-break/>Aula 19 de maio de 2021<text:bookmark-end text:name="__RefHeading___Toc1100_3570249020"/></text:h>
        </text:list-item>
        <text:list-item>
          <text:h text:style-name="P9" text:outline-level="1"><text:bookmark-start text:name="__RefHeading___Toc1102_3570249020"/>Atividade do espírito no N.T<text:bookmark-end text:name="__RefHeading___Toc1102_3570249020"/></text:h>
        </text:list-item>
      </text:list>
      <text:list xml:id="list1818527700" text:style-name="L12">
        <text:list-item>
          <text:p text:style-name="P103"><text:span text:style-name="T41">A</text:span><text:span text:style-name="T40">giu no nascimento e ressurreição de Cristo</text:span></text:p>
        </text:list-item>
        <text:list-item>
          <text:p text:style-name="P35">Age na Igreja desde a sua fundação até a sua glorificação</text:p>
          <text:list>
            <text:list-item>
              <text:p text:style-name="P35">Través de dons e fruto</text:p>
            </text:list-item>
          </text:list>
        </text:list-item>
        <text:list-item>
          <text:p text:style-name="P35">Operou na construção do Cânon</text:p>
        </text:list-item>
        <text:list-item>
          <text:p text:style-name="P35">Age no mundo</text:p>
        </text:list-item>
      </text:list>
      <text:p text:style-name="P36"/>
      <text:list xml:id="list75759577720671" text:continue-list="list75759811202373" text:style-name="Outline">
        <text:list-item>
          <text:h text:style-name="P13" text:outline-level="1"><text:bookmark-start text:name="__RefHeading___Toc1104_3570249020"/>Atividades do espírito Santo no A.T<text:bookmark-end text:name="__RefHeading___Toc1104_3570249020"/></text:h>
        </text:list-item>
      </text:list>
      <text:list xml:id="list678613446" text:style-name="L13">
        <text:list-item>
          <text:p text:style-name="P104">Trabalhou na obra da criação</text:p>
        </text:list-item>
        <text:list-item>
          <text:p text:style-name="P104">Equipou e capacitou pessoas para o serviço</text:p>
        </text:list-item>
        <text:list-item>
          <text:p text:style-name="P104">Inspirou e revelou aos profetas</text:p>
        </text:list-item>
        <text:list-item>
          <text:p text:style-name="P104">Predisse a vinda do Messias</text:p>
        </text:list-item>
        <text:list-item>
          <text:p text:style-name="P104">Trabalhou na produção d<text:span text:style-name="T46">e uma </text:span>vida moral</text:p>
        </text:list-item>
      </text:list>
      <text:p text:style-name="P105"/>
      <text:list xml:id="list75758215708131" text:continue-list="list75759577720671" text:style-name="Outline">
        <text:list-item>
          <text:list>
            <text:list-item>
              <text:h text:style-name="P20" text:outline-level="2"><text:bookmark-start text:name="__RefHeading___Toc1106_3570249020"/>Em suma<text:bookmark-end text:name="__RefHeading___Toc1106_3570249020"/></text:h>
            </text:list-item>
          </text:list>
        </text:list-item>
      </text:list>
      <text:list xml:id="list622571271" text:style-name="L14">
        <text:list-item>
          <text:p text:style-name="P106">Espírito Criador</text:p>
        </text:list-item>
        <text:list-item>
          <text:p text:style-name="P106">Espírito Dinâmico</text:p>
        </text:list-item>
        <text:list-item>
          <text:p text:style-name="P106">Espírito Regenerativo</text:p>
        </text:list-item>
      </text:list>
      <text:p text:style-name="P105"/>
      <text:p text:style-name="P105">Pneumatologia → Compreende “Pneuma”, Espírito, Fôlego, ar, vento (grego)</text:p>
      <text:p text:style-name="P105"/>
      <text:p text:style-name="P107">Terra → Sem forma, Vazia, Abismo, Trevas (caos)</text:p>
      <text:p text:style-name="P107">O Espírito Santo “choca” a criação preparando-a para o comando “haja”</text:p>
      <text:p text:style-name="P107">O pecador estava como a terra, um caos. <text:span text:style-name="T45">O Espírito </text:span><text:span text:style-name="T47">o</text:span><text:span text:style-name="T45">pera no pecador assim.</text:span></text:p>
      <text:p text:style-name="P107"/>
      <text:p text:style-name="P108">Assim como no princípio, o Espírito Santo continua trazendo vida e criando.</text:p>
      <text:p text:style-name="P108">Somos enviados para o Caos (plantados no caos)</text:p>
      <text:p text:style-name="P108"/>
      <text:p text:style-name="P110">Cosmogonia???</text:p>
      <text:p text:style-name="P110"/>
      <text:list xml:id="list75760249531126" text:continue-list="list75758215708131" text:style-name="Outline">
        <text:list-item>
          <text:h text:style-name="P14" text:outline-level="1"><text:bookmark-start text:name="__RefHeading___Toc1108_3570249020"/>Resumo da aula de hoje<text:bookmark-end text:name="__RefHeading___Toc1108_3570249020"/></text:h>
        </text:list-item>
      </text:list>
      <text:p text:style-name="P37">Terra → Sem forma, Vazia, Abismo, Trevas (<text:span text:style-name="T48">caos</text:span>)</text:p>
      <text:p text:style-name="P37"/>
      <text:list xml:id="list155621971" text:style-name="L15">
        <text:list-item>
          <text:p text:style-name="P48">Assim como no princípio, o Espírito Santo continua trazendo vida e criando.</text:p>
        </text:list-item>
        <text:list-item>
          <text:p text:style-name="P109">Somos enviados para o Caos (plantados no caos)</text:p>
        </text:list-item>
        <text:list-item>
          <text:p text:style-name="P111">Produção de uma vida moral através do arrependimento e da direção do espírito</text:p>
        </text:list-item>
      </text:list>
      <text:list xml:id="list75759475936868" text:continue-list="list75760249531126" text:style-name="Outline">
        <text:list-item>
          <text:h text:style-name="P17" text:outline-level="1"><text:bookmark-start text:name="__RefHeading___Toc1110_3570249020"/>Aula 26 de maio de 2021<text:bookmark-end text:name="__RefHeading___Toc1110_3570249020"/></text:h>
          <text:list>
            <text:list-item>
              <text:h text:style-name="P21" text:outline-level="2"><text:bookmark-start text:name="__RefHeading___Toc1112_3570249020"/>Pneumatologia<text:bookmark-end text:name="__RefHeading___Toc1112_3570249020"/></text:h>
            </text:list-item>
          </text:list>
        </text:list-item>
      </text:list>
      <text:p text:style-name="P112"/>
      <text:p text:style-name="P112">Roteiro</text:p>
      <text:list xml:id="list2787011555" text:style-name="L16">
        <text:list-item>
          <text:p text:style-name="P113">A pessoa do espírito santo</text:p>
          <text:list>
            <text:list-item>
              <text:p text:style-name="P113">A divindade do espírito Santo</text:p>
            </text:list-item>
            <text:list-item>
              <text:p text:style-name="P114">A natureza do espírito Santo</text:p>
            </text:list-item>
          </text:list>
        </text:list-item>
        <text:list-item>
          <text:p text:style-name="P113">A obra do espírito Santo</text:p>
          <text:list>
            <text:list-item>
              <text:p text:style-name="P113">No antigo testamento</text:p>
            </text:list-item>
            <text:list-item>
              <text:p text:style-name="P114">No novo testamento</text:p>
            </text:list-item>
          </text:list>
        </text:list-item>
        <text:list-item>
          <text:p text:style-name="P113">O espírito Santo e o pentecostalismo</text:p>
        </text:list-item>
      </text:list>
      <text:p text:style-name="P112"/>
      <text:p text:style-name="P112"/>
      <text:list xml:id="list75758675173250" text:continue-list="list75759475936868" text:style-name="Outline">
        <text:list-item>
          <text:h text:style-name="P10" text:outline-level="1"><text:bookmark-start text:name="__RefHeading___Toc1114_3570249020"/>A <text:span text:style-name="T49">natureza do espírito Santo</text:span><text:bookmark-end text:name="__RefHeading___Toc1114_3570249020"/></text:h>
        </text:list-item>
      </text:list>
      <text:p text:style-name="P119">Diferente do Pai e do Filho, nos falta um exemplo palpável para tomarmos como referência</text:p>
      <text:p text:style-name="P119"/>
      <text:p text:style-name="P121">Através:</text:p>
      <text:list xml:id="list1323795810" text:style-name="L17">
        <text:list-item>
          <text:p text:style-name="P120">Nome<text:span text:style-name="T50">s</text:span></text:p>
          <text:list>
            <text:list-item>
              <text:p text:style-name="P122">O espírito de Deus (pai) – Gn 1:2</text:p>
            </text:list-item>
            <text:list-item>
              <text:p text:style-name="P122">O espírito do Senhor – Is 11:2</text:p>
            </text:list-item>
            <text:list-item>
              <text:p text:style-name="P123">Espírito de Cristo – Fl 1:19</text:p>
            </text:list-item>
            <text:list-item>
              <text:p text:style-name="P123">Espírito de Jesus – At 16:7</text:p>
            </text:list-item>
            <text:list-item>
              <text:p text:style-name="P123">Espírito de Seu filho – Gl 4:<text:span text:style-name="T53">=</text:span></text:p>
            </text:list-item>
          </text:list>
        </text:list-item>
      </text:list>
      <text:p text:style-name="P124"/>
      <text:list xml:id="list75758983651766" text:continue-numbering="true" text:style-name="L17">
        <text:list-item>
          <text:p text:style-name="P125">Caráter</text:p>
          <text:list>
            <text:list-item>
              <text:p text:style-name="P125">Consolador (paracletos) – Jo 14:16 <text:span text:style-name="T51">(exorta)</text:span></text:p>
            </text:list-item>
            <text:list-item>
              <text:p text:style-name="P125">O espírito da Verdade – Jo 14:17 <text:span text:style-name="T52">(A verdade precisa de um guia…)</text:span></text:p>
            </text:list-item>
            <text:list-item>
              <text:p text:style-name="P126">Espírito de graça – Hb 10:29 e Zc 12:10</text:p>
            </text:list-item>
            <text:list-item>
              <text:p text:style-name="P127">Espírito de Vida – 2 Co 5:17</text:p>
            </text:list-item>
          </text:list>
        </text:list-item>
      </text:list>
      <text:p text:style-name="P128"/>
      <text:list xml:id="list75759818604457" text:continue-numbering="true" text:style-name="L17">
        <text:list-item>
          <text:p text:style-name="P129">Símbolos</text:p>
          <text:list>
            <text:list-item>
              <text:p text:style-name="P129">A bíblia e os símbolos</text:p>
            </text:list-item>
            <text:list-item>
              <text:p text:style-name="P130">O símbolo bíblico é uma figura cuja função é revelar umaverdade moral ou religiosa. Através do símbolo a verdade bíblica é ensinada de modo objetivo.</text:p>
            </text:list-item>
            <text:list-item>
              <text:p text:style-name="P131">Animismo quando idolatramos o símbolo…</text:p>
            </text:list-item>
            <text:list-item>
              <text:p text:style-name="P131">Do espírito Santo</text:p>
              <text:list>
                <text:list-item>
                  <text:p text:style-name="P131">Fogo</text:p>
                </text:list-item>
                <text:list-item>
                  <text:p text:style-name="P131">Água, rio e chuva</text:p>
                </text:list-item>
                <text:list-item>
                  <text:p text:style-name="P131">Selo</text:p>
                </text:list-item>
                <text:list-item>
                  <text:p text:style-name="P131">Vento</text:p>
                </text:list-item>
                <text:list-item>
                  <text:p text:style-name="P131">Pomba</text:p>
                </text:list-item>
                <text:list-item>
                  <text:p text:style-name="P131"><text:soft-page-break/>Óleo</text:p>
                </text:list-item>
              </text:list>
            </text:list-item>
            <text:list-item>
              <text:p text:style-name="P131">O Vento</text:p>
            </text:list-item>
          </text:list>
        </text:list-item>
      </text:list>
      <text:p text:style-name="P132">Todos os símbolos estão ligados à santidade e santificação.</text:p>
      <text:p text:style-name="P132">Soteriologia… Really await<text:span text:style-name="T56">ing</text:span> for that</text:p>
      <text:list xml:id="list75759828080045" text:continue-numbering="true" text:style-name="L17">
        <text:list-item>
          <text:list>
            <text:list-item>
              <text:list>
                <text:list-item>
                  <text:p text:style-name="P133">O espírito Muda cenários Gn 8:<text:span text:style-name="T55">1</text:span></text:p>
                </text:list-item>
                <text:list-item>
                  <text:p text:style-name="P133">O Espírito Muda o cenário Ex 10:18-19</text:p>
                </text:list-item>
                <text:list-item>
                  <text:p text:style-name="P133">O Espírito <text:span text:style-name="T54">Abrindo caminhos Ex 14:21</text:span></text:p>
                </text:list-item>
                <text:list-item>
                  <text:p text:style-name="P134">O Espírito Santo Transforma vidas Jo 20:22</text:p>
                </text:list-item>
                <text:list-item>
                  <text:p text:style-name="P135">O Espírito Santo é Imprevisível ou incontrolável 1 Reis 18:12</text:p>
                </text:list-item>
                <text:list-item>
                  <text:p text:style-name="P134">O Espírito Santo Sop<text:span text:style-name="T55">r</text:span>a onde quer <text:span text:style-name="T55">Jo 3:8</text:span></text:p>
                </text:list-item>
                <text:list-item>
                  <text:p text:style-name="P136">A direção do espírito Santo e a total confiança na sua direção. Como homens em um navio que jogam seus lemes fora e se submetem à direção do “vento” ou seja do Espírito Santo de Deus. </text:p>
                </text:list-item>
                <text:list-item>
                  <text:p text:style-name="P137">Deus, vamos conversar. Por que o senhor não manda em mim assim também? Eu quero ir pra “Rondônia” MANDA EM MIM PLS.</text:p>
                </text:list-item>
                <text:list-item>
                  <text:p text:style-name="P138">Oh. <text:span text:style-name="T57">Sorry i might have ignored you………….can u gimme another chance?</text:span></text:p>
                </text:list-item>
              </text:list>
            </text:list-item>
          </text:list>
        </text:list-item>
      </text:list>
      <text:list xml:id="list75759781392600" text:continue-list="list75758675173250" text:style-name="Outline">
        <text:list-item>
          <text:h text:style-name="P18" text:outline-level="1"><text:bookmark-start text:name="__RefHeading___Toc1116_3570249020"/>Aula 02 de junho de 2021<text:bookmark-end text:name="__RefHeading___Toc1116_3570249020"/></text:h>
        </text:list-item>
      </text:list>
      <text:p text:style-name="P157"/>
      <text:p text:style-name="P158">Kanojo wa misuteru beanu mienaika?</text:p>
      <text:p text:style-name="P158"/>
      <text:p text:style-name="P159">A ação/Atividade do espírito Santo no N.T</text:p>
      <text:p text:style-name="P159"/>
      <text:p text:style-name="P139">a) <text:span text:style-name="T65">Vida de Cristo</text:span></text:p>
      <text:p text:style-name="P140"><text:span text:style-name="T58">b) </text:span>Operou na construção do cânon bíblico.</text:p>
      <text:p text:style-name="P140"><text:tab/><text:span text:style-name="T59">Porém não fragmentando a trindade.</text:span></text:p>
      <text:p text:style-name="P141">Tripé do cânon</text:p>
      <text:list xml:id="list2835407066" text:style-name="L18">
        <text:list-item>
          <text:p text:style-name="P142">Revelação – <text:span text:style-name="T10">COMUNICAÇÃO</text:span></text:p>
          <text:list>
            <text:list-item>
              <text:p text:style-name="P142"><text:span text:style-name="T60">É </text:span>o ato pelo qual Deus Espírito Santo <text:span text:style-name="T9">C</text:span><text:span text:style-name="T8">omunica</text:span><text:span text:style-name="T60"> ao autor sagrado </text:span><text:span text:style-name="T8">aquilo que estava na mente de Deus</text:span><text:span text:style-name="T60">.</text:span></text:p>
            </text:list-item>
            <text:list-item>
              <text:p text:style-name="P143"><text:span text:style-name="T63">*</text:span><text:span text:style-name="T37"> </text:span><text:span text:style-name="T38">Well, maybe we could </text:span><text:span text:style-name="T35">document </text:span><text:span text:style-name="T38">a bit more </text:span><text:span text:style-name="T35">what happens</text:span><text:span text:style-name="T38"> in the seminary and </text:span><text:span text:style-name="T35">prepare to do that stuff</text:span><text:span text:style-name="T38"> when we get back from holidays.</text:span><text:span text:style-name="T34"> </text:span><text:span text:style-name="T36">Let’s do this.</text:span></text:p>
            </text:list-item>
            <text:list-item>
              <text:p text:style-name="P49">Ação sobrenatural? <text:span text:style-name="T62">O</text:span><text:span text:style-name="T61">k. PogChamp.</text:span></text:p>
            </text:list-item>
          </text:list>
        </text:list-item>
        <text:list-item>
          <text:p text:style-name="P142">Inspiração – <text:span text:style-name="T10">CAPACITAÇÃO </text:span><text:span text:style-name="T12">AO AUTOR</text:span></text:p>
          <text:list>
            <text:list-item>
              <text:p text:style-name="P144">É o ato pelo qual Deus Espírito Santo <text:span text:style-name="T6">Capacita</text:span><text:span text:style-name="T19"> o </text:span><text:span text:style-name="T6">autor</text:span><text:span text:style-name="T19"> sagrado a </text:span><text:span text:style-name="T6">transcrever sem erros </text:span><text:span text:style-name="T19">tudo aquilo que lhe foi comunicado na revelação.</text:span></text:p>
            </text:list-item>
            <text:list-item>
              <text:p text:style-name="P60">Por mais que Lucas estava sendo inspirado pelo Espírito Santo isso não isenta ele da responsabilidade de se dedicar e investigar tudo detalhadamente desce o início. Organizando essas narrativas.</text:p>
            </text:list-item>
          </text:list>
        </text:list-item>
        <text:list-item>
          <text:p text:style-name="P142">Iluminação – <text:span text:style-name="T11">CAPACITAÇÃO </text:span><text:span text:style-name="T29">AO</text:span><text:span text:style-name="T11"> LEITOR</text:span></text:p>
          <text:list>
            <text:list-item>
              <text:p text:style-name="P145">É o ato pelo qual Deus Espírito Santo <text:span text:style-name="T6">Capacita</text:span><text:span text:style-name="T19"> o </text:span><text:span text:style-name="T6">leitor</text:span><text:span text:style-name="T19"> a compreender </text:span><text:span text:style-name="T21">e viver </text:span><text:span text:style-name="T19">tudo aquilo que foi inspirado.</text:span></text:p>
            </text:list-item>
            <text:list-item>
              <text:p text:style-name="P61">Existe uma sensibilidade no espírito disponível para nós quando estamos diante das estruturas. Ele irá nos guiará em toda verdade.</text:p>
            </text:list-item>
            <text:list-item>
              <text:p text:style-name="P62">O Espírito está nos capacitando para compreender e viver tudo aquilo que foi inspirado.</text:p>
            </text:list-item>
          </text:list>
        </text:list-item>
      </text:list>
      <text:p text:style-name="P63"/>
      <text:p text:style-name="P146"><text:span text:style-name="T22">R</text:span><text:span text:style-name="T19">esumão:</text:span></text:p>
      <text:p text:style-name="P64">O Espírito Santo age na vida de Cristo, Cânon e na Igreja.</text:p>
      <text:p text:style-name="P64"/>
      <text:p text:style-name="P64"/>
      <text:p text:style-name="P147"><text:span text:style-name="T21">O </text:span><text:span text:style-name="T19">Ministério do Espírito Santo em relação ao mundo. </text:span><text:span text:style-name="T22">João 26:7-14,13</text:span></text:p>
      <text:p text:style-name="P66"/>
      <text:p text:style-name="P148"><text:span text:style-name="T22">c</text:span><text:span text:style-name="T19">) Age na igreja, desde a sua fundação até sua glorificação → </text:span><text:span text:style-name="T23">Dons e Fruto</text:span></text:p>
      <text:p text:style-name="P65"/>
      <text:p text:style-name="P149"><text:span text:style-name="T23">S</text:span><text:span text:style-name="T19">e o fruto é a evidência da salvação, os dons é a habilitação do espírito para você viver a salvação.</text:span></text:p>
      <text:p text:style-name="P67"><text:soft-page-break/></text:p>
      <text:p text:style-name="P68">Falar em línguas x Batismo com Espírito Santo</text:p>
      <text:p text:style-name="P68">→ “Granconato… ”</text:p>
      <text:p text:style-name="P68"/>
      <text:p text:style-name="P68"/>
      <text:p text:style-name="P68"/>
      <text:p text:style-name="P150"><text:span text:style-name="T19">→ </text:span><text:span text:style-name="T24">Hebreus 1 → Ensinamentos básicos a respeito de Cristo</text:span></text:p>
      <text:p text:style-name="P69"/>
      <text:list xml:id="list3978278608" text:style-name="L19">
        <text:list-item>
          <text:p text:style-name="P70">Arrependimento</text:p>
        </text:list-item>
        <text:list-item>
          <text:p text:style-name="P70">Fé em Deus</text:p>
        </text:list-item>
        <text:list-item>
          <text:p text:style-name="P151"><text:span text:style-name="T19">Batismo… </text:span><text:span text:style-name="T25">então vamos</text:span></text:p>
        </text:list-item>
        <text:list-item>
          <text:p text:style-name="P55">Imposição de mãos</text:p>
        </text:list-item>
        <text:list-item>
          <text:p text:style-name="P70">Ressurreição dos mortos</text:p>
        </text:list-item>
        <text:list-item>
          <text:p text:style-name="P70">Julgamento Eterno</text:p>
        </text:list-item>
      </text:list>
      <text:p text:style-name="P71"/>
      <text:p text:style-name="P71"/>
      <text:p text:style-name="P152"><text:span text:style-name="T19">Toda árvore que não produz bons frutos será cortada e lançada ao </text:span><text:span text:style-name="T6">fogo.</text:span></text:p>
      <text:p text:style-name="P152"><text:span text:style-name="T19">“Eu batizo com água aqueles que se arrependem. Depois de mim, porém, virá alguém mais poderoso que eu, alguém muito superior, cujas sandálias não sou digno de carregar. Ele os batizará com o Espírito Santo e com </text:span><text:span text:style-name="T6">fogo</text:span><text:span text:style-name="T19">. </text:span><text:span text:style-name="T26">Ele já tem na mão a pá, e com ela separará a palha do trigo e limpará a área onde os cereais são debulhados. Juntará o trigo no celeiro, mas queimará a palha no </text:span><text:span text:style-name="T13">fogo</text:span><text:span text:style-name="T26"> que nunca se apaga.”</text:span></text:p>
      <text:p text:style-name="P71"/>
      <text:p text:style-name="P71">…</text:p>
      <text:p text:style-name="P71"/>
      <text:p text:style-name="P153"/>
      <text:list xml:id="list75759178968457" text:continue-list="list75759781392600" text:style-name="Outline">
        <text:list-item>
          <text:h text:style-name="P19" text:outline-level="1"><text:bookmark-start text:name="__RefHeading___Toc1118_3570249020"/>Aula 09 de junho de 2021<text:bookmark-end text:name="__RefHeading___Toc1118_3570249020"/></text:h>
        </text:list-item>
      </text:list>
      <text:p text:style-name="P154"/>
      <text:p text:style-name="P155">What will he talk about today? Línguas e tals</text:p>
      <text:p text:style-name="P155"/>
      <text:p text:style-name="P72"/>
      <text:p text:style-name="P72"/>
      <text:p text:style-name="P73">Doutrina <text:span text:style-name="T66">ortodoxa </text:span>pentecostal acredita que o batismo com o Espírito Santo é Evidenciado com o fenômeno das línguas.</text:p>
      <text:list xml:id="list3706340792" text:style-name="L20">
        <text:list-item>
          <text:p text:style-name="P74">No pentecostes houve o fenômeno do falar em línguas</text:p>
        </text:list-item>
        <text:list-item>
          <text:p text:style-name="P75">Atos 10:44-46,46; 11:15-16</text:p>
        </text:list-item>
      </text:list>
      <text:p text:style-name="P76"/>
      <text:p text:style-name="P77">Batismo <text:span text:style-name="T6">COM </text:span>o Espírito Santo, onde o agente batizador é Jesus</text:p>
      <text:p text:style-name="P77"/>
      <text:p text:style-name="P78">Todo cristão verdadeiramente convertido é batizado <text:span text:style-name="T6">PELO</text:span> Espírito Santo (Regeneração, corpo de Cristo)</text:p>
      <text:p text:style-name="P115"/>
      <text:p text:style-name="P73"/>
      <text:p text:style-name="P116">Definição do falar em línguas</text:p>
      <text:list xml:id="list440123575" text:style-name="L21">
        <text:list-item>
          <text:p text:style-name="P79"><text:span text:style-name="T67">Uma </text:span><text:span text:style-name="T14">L</text:span><text:span text:style-name="T6">INGUAGEM</text:span> sobrenatural de oração e adoração</text:p>
        </text:list-item>
        <text:list-item>
          <text:p text:style-name="P80">Uma <text:span text:style-name="T6">EXPRESSÃO</text:span> Espiritual</text:p>
        </text:list-item>
        <text:list-item>
          <text:p text:style-name="P80">Uma <text:span text:style-name="T6">LINGUAGEM</text:span> Pneumática</text:p>
        </text:list-item>
      </text:list>
      <text:p text:style-name="P82"/>
      <text:p text:style-name="P117">O propósito → Uma ferramenta de edificação</text:p>
      <text:p text:style-name="P117"/>
      <text:p text:style-name="P118">Três aspectos das línguas</text:p>
      <text:list xml:id="list3588465137" text:style-name="L22">
        <text:list-item>
          <text:p text:style-name="P83">Oração em línguas</text:p>
        </text:list-item>
        <text:list-item>
          <text:p text:style-name="P83">Variedade de línguas</text:p>
        </text:list-item>
        <text:list-item>
          <text:p text:style-name="P83">Sinal aos incrédulos 1Co 14:21-22</text:p>
        </text:list-item>
      </text:list>
      <text:p text:style-name="P84"/>
      <text:p text:style-name="P84"/>
      <text:p text:style-name="P81"/>
      <text:p text:style-name="P8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Roboto Mono" svg:font-family="'Roboto Mono'"/>
    <style:font-face style:name="Roboto mono" svg:font-family="'Roboto mono'"/>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language="pt" fo:country="BR"/>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Arial" fo:font-family="Arial" style:font-style-name="Normal" style:font-family-generic="swiss" style:font-pitch="variable" fo:language="pt" fo:country="BR"/>
    </style:style>
    <style:style style:name="List" style:family="paragraph" loext:hidden="true" style:hidden="true" style:parent-style-name="Text_20_body" style:class="list">
      <style:text-properties style:font-size-asian="12pt" style:font-name-complex="Lucida Sans1" style:font-family-complex="'Lucida Sans'" style:font-family-generic-complex="swiss"/>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loext:hidden="true" style:hidden="true" style:parent-style-name="Standard" style:class="extra"/>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 fo:font-family="Arial" style:font-style-name="Normal" style:font-family-generic="swiss" style:font-pitch="variable" fo:language="pt" fo:country="BR"/>
    </style:style>
    <style:style style:name="Abstrato" style:family="paragraph" style:parent-style-name="Standard">
      <style:paragraph-properties fo:margin-left="8.999cm" fo:margin-right="0cm" fo:text-indent="0cm" style:auto-text-indent="false"/>
    </style:style>
    <style:style style:name="Strong_20_Emphasis" style:display-name="Strong Emphasis" style:family="text">
      <style:text-properties style:font-name="Arial2" fo:font-family="Arial" style:font-style-name="Negrito" style:font-family-generic="swiss" style:font-pitch="variable" fo:font-weight="bold" style:font-weight-asian="bold" style:font-weight-complex="bold"/>
    </style:style>
    <style:style style:name="Emphasis" style:family="text">
      <style:text-properties style:font-name="Arial1" fo:font-family="Arial" style:font-style-name="Itálico" style:font-family-generic="swiss" style:font-pitch="variable" fo:font-style="italic" style:font-style-asian="italic" style:font-style-complex="italic"/>
    </style:style>
    <style:style style:name="Main_20_index_20_entry" style:display-name="Main index entry" style:family="text" loext:hidden="true" style:hidden="true">
      <style:text-properties fo:font-weight="bold" style:font-weight-asian="bold" style:font-weight-complex="bold"/>
    </style:style>
    <style:style style:name="Internet_20_link" style:display-name="Internet link" style:family="text">
      <style:text-properties fo:color="#000080" loext:opacity="1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1" fo:font-family="Arial" style:font-style-name="Itálico" style:font-family-generic="swiss" style:font-pitch="variable" fo:font-style="italic" style:font-style-asian="italic" style:font-style-complex="italic"/>
    </style:style>
    <style:style style:name="Footnote_20_Symbol" style:display-name="Footnote Symbol" style:family="text" loext:hidden="true" style:hidden="true"/>
    <style:style style:name="Endnote_20_anchor" style:display-name="Endnote anchor" style:family="text" loext:hidden="true" style:hidden="true">
      <style:text-properties style:text-position="super 58%"/>
    </style:style>
    <style:style style:name="Footnote_20_anchor" style:display-name="Footnote anchor" style:family="text" loext:hidden="true" style:hidden="true">
      <style:text-properties style:text-position="super 58%"/>
    </style:style>
    <style:style style:name="Caption_20_characters" style:display-name="Caption characters" style:family="text" loext:hidden="true" style:hidden="true"/>
    <style:style style:name="Endnote_20_Symbol" style:display-name="Endnote Symbol" style:family="text" loext:hidden="true"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dex_20_Link" style:display-name="Index Link" style:family="text" loext:hidden="true" style:hidden="true"/>
    <style:style style:name="Exampl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Line_20_numbering" style:display-name="Line numbering" style:family="text" loext:hidden="true"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7640a7" officeooo:paragraph-rsid="007640a7"/>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igura1" text:anchor-type="char" svg:width="17cm" svg:height="2.748cm" draw:z-index="11"><draw:image xlink:href="Pictures/1000000000000500000000CF73E1439B139099FF.jpg" xlink:type="simple" xlink:show="embed" xlink:actuate="onLoad" draw:mime-type="image/jpeg"/></draw:frame>com</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16T07:57:57.816000000</dc:date>
    <meta:editing-duration>PT2H6M38S</meta:editing-duration>
    <meta:editing-cycles>20</meta:editing-cycles>
    <meta:generator>LibreOffice/7.1.3.2$Windows_X86_64 LibreOffice_project/47f78053abe362b9384784d31a6e56f8511eb1c1</meta:generator>
    <meta:document-statistic meta:table-count="0" meta:image-count="1" meta:object-count="0" meta:page-count="12" meta:paragraph-count="240" meta:word-count="1765" meta:character-count="9349" meta:non-whitespace-character-count="7933"/>
  </office:meta>
</office:document-meta>
</file>